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501cm" style:rel-width="100%" fo:margin-left="-0.191cm" table:align="left" style:writing-mode="lr-tb"/>
    </style:style>
    <style:style style:name="Table1.A" style:family="table-column">
      <style:table-column-properties style:column-width="5.5cm" style:rel-column-width="3190*"/>
    </style:style>
    <style:style style:name="Table1.C" style:family="table-column">
      <style:table-column-properties style:column-width="5.502cm" style:rel-column-width="3191*"/>
    </style:style>
    <style:style style:name="Table1.1" style:family="table-row">
      <style:table-row-properties style:min-row-height="8.00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rel-width="100%" fo:margin-left="-0.191cm" table:align="left" style:writing-mode="lr-tb"/>
    </style:style>
    <style:style style:name="Table2.A" style:family="table-column">
      <style:table-column-properties style:rel-column-width="3190*"/>
    </style:style>
    <style:style style:name="Table2.C" style:family="table-column">
      <style:table-column-properties style:rel-column-width="3191*"/>
    </style:style>
    <style:style style:name="Table2.1" style:family="table-row">
      <style:table-row-properties style:min-row-height="8.001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rel-width="100%" fo:margin-left="-0.191cm" table:align="left" style:writing-mode="lr-tb"/>
    </style:style>
    <style:style style:name="Table3.A" style:family="table-column">
      <style:table-column-properties style:rel-column-width="3190*"/>
    </style:style>
    <style:style style:name="Table3.C" style:family="table-column">
      <style:table-column-properties style:rel-column-width="3191*"/>
    </style:style>
    <style:style style:name="Table3.1" style:family="table-row">
      <style:table-row-properties style:min-row-height="8.001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rel-width="100%" fo:margin-left="-0.191cm" table:align="left" style:writing-mode="lr-tb"/>
    </style:style>
    <style:style style:name="Table4.A" style:family="table-column">
      <style:table-column-properties style:rel-column-width="3190*"/>
    </style:style>
    <style:style style:name="Table4.C" style:family="table-column">
      <style:table-column-properties style:rel-column-width="3191*"/>
    </style:style>
    <style:style style:name="Table4.1" style:family="table-row">
      <style:table-row-properties style:min-row-height="8.001cm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rel-width="100%" fo:margin-left="-0.191cm" table:align="left" style:writing-mode="lr-tb"/>
    </style:style>
    <style:style style:name="Table5.A" style:family="table-column">
      <style:table-column-properties style:rel-column-width="3190*"/>
    </style:style>
    <style:style style:name="Table5.C" style:family="table-column">
      <style:table-column-properties style:rel-column-width="3191*"/>
    </style:style>
    <style:style style:name="Table5.1" style:family="table-row">
      <style:table-row-properties style:min-row-height="8.001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rel-width="100%" fo:margin-left="-0.191cm" table:align="left" style:writing-mode="lr-tb"/>
    </style:style>
    <style:style style:name="Table6.A" style:family="table-column">
      <style:table-column-properties style:rel-column-width="3190*"/>
    </style:style>
    <style:style style:name="Table6.C" style:family="table-column">
      <style:table-column-properties style:rel-column-width="3191*"/>
    </style:style>
    <style:style style:name="Table6.1" style:family="table-row">
      <style:table-row-properties style:min-row-height="8.001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text-indent="0.494cm" style:auto-text-indent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margin-left="0cm" fo:margin-right="0cm" fo:text-align="center" style:justify-single-word="false" fo:text-indent="0.494cm" style:auto-text-indent="false" style:snap-to-layout-gri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left="0cm" fo:margin-right="0cm" fo:text-align="center" style:justify-single-word="false" fo:text-indent="0.494cm" style:auto-text-indent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8" style:family="paragraph" style:parent-style-name="Standard">
      <style:text-properties style:font-name="Arial" fo:font-size="7pt" style:font-size-asian="7pt" style:font-name-complex="Arial" style:font-size-complex="7pt"/>
    </style:style>
    <style:style style:name="P9" style:family="paragraph" style:parent-style-name="Standard">
      <style:paragraph-properties fo:margin-left="0cm" fo:margin-right="0cm" fo:text-align="center" style:justify-single-word="false" fo:text-indent="0.494cm" style:auto-text-indent="false"/>
      <style:text-properties style:font-name="Arial" fo:font-size="7pt" style:font-size-asian="7pt" style:font-name-complex="Arial" style:font-size-complex="7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7pt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Arial" fo:font-size="7pt" style:font-size-asian="7pt" style:font-name-complex="Arial" style:font-size-complex="7pt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0.695cm" style:auto-text-indent="false" style:text-autospace="none"/>
      <style:text-properties style:font-name="Arial" fo:font-size="7pt" style:font-size-asian="7pt" style:font-name-complex="Arial" style:font-size-complex="7pt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0.415cm" style:auto-text-indent="false" style:text-autospace="none"/>
      <style:text-properties style:font-name="Arial" fo:font-size="7pt" style:font-size-asian="7pt" style:font-name-complex="Arial" style:font-size-complex="7pt"/>
    </style:style>
    <style:style style:name="P14" style:family="paragraph" style:parent-style-name="Standard">
      <style:paragraph-properties fo:margin-left="0.088cm" fo:margin-right="0cm" fo:text-align="justify" style:justify-single-word="false" fo:orphans="0" fo:widows="0" fo:text-indent="0cm" style:auto-text-indent="false" style:text-autospace="none"/>
      <style:text-properties style:font-name="Arial" fo:font-size="7pt" style:font-size-asian="7pt" style:font-name-complex="Arial" style:font-size-complex="7pt"/>
    </style:style>
    <style:style style:name="P15" style:family="paragraph" style:parent-style-name="Standard">
      <style:paragraph-properties fo:margin-left="0cm" fo:margin-right="0cm" fo:text-align="justify" style:justify-single-word="false" fo:orphans="0" fo:widows="0" fo:text-indent="0.619cm" style:auto-text-indent="false" style:text-autospace="none"/>
      <style:text-properties style:font-name="Arial" fo:font-size="7pt" style:font-size-asian="7pt" style:font-name-complex="Arial" style:font-size-complex="7pt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0.586cm" style:auto-text-indent="false" style:text-autospace="none"/>
      <style:text-properties style:font-name="Arial" fo:font-size="7pt" style:font-size-asian="7pt" style:font-name-complex="Arial" style:font-size-complex="7pt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0.568cm" style:auto-text-indent="false" style:text-autospace="none"/>
      <style:text-properties style:font-name="Arial" fo:font-size="7pt" style:font-size-asian="7pt" style:font-name-complex="Arial" style:font-size-complex="7pt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0.984cm" style:auto-text-indent="false" style:text-autospace="none"/>
      <style:text-properties style:font-name="Arial" fo:font-size="7pt" style:font-size-asian="7pt" style:font-name-complex="Arial" style:font-size-complex="7pt"/>
    </style:style>
    <style:style style:name="P19" style:family="paragraph" style:parent-style-name="Standard">
      <style:paragraph-properties fo:margin-left="0cm" fo:margin-right="0cm" fo:text-align="justify" style:justify-single-word="false" fo:orphans="0" fo:widows="0" fo:text-indent="0.73cm" style:auto-text-indent="false" style:text-autospace="none"/>
      <style:text-properties style:font-name="Arial" fo:font-size="7pt" style:font-size-asian="7pt" style:font-name-complex="Arial" style:font-size-complex="7pt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0.831cm" style:auto-text-indent="false" style:text-autospace="none"/>
      <style:text-properties style:font-name="Arial" fo:font-size="7pt" style:font-size-asian="7pt" style:font-name-complex="Arial" style:font-size-complex="7pt"/>
    </style:style>
    <style:style style:name="P21" style:family="paragraph" style:parent-style-name="Standard">
      <style:paragraph-properties fo:margin-left="0cm" fo:margin-right="0cm" fo:text-align="justify" style:justify-single-word="false" fo:orphans="0" fo:widows="0" fo:text-indent="0.653cm" style:auto-text-indent="false" style:text-autospace="none"/>
      <style:text-properties style:font-name="Arial" fo:font-size="7pt" style:font-size-asian="7pt" style:font-name-complex="Arial" style:font-size-complex="7pt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0.737cm" style:auto-text-indent="false" style:text-autospace="none"/>
      <style:text-properties style:font-name="Arial" fo:font-size="7pt" style:font-size-asian="7pt" style:font-name-complex="Arial" style:font-size-complex="7pt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0.441cm" style:auto-text-indent="false" style:text-autospace="none"/>
      <style:text-properties style:font-name="Arial" fo:font-size="7pt" style:font-size-asian="7pt" style:font-name-complex="Arial" style:font-size-complex="7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7pt" style:font-size-asian="7pt" style:font-name-complex="Arial" style:font-size-complex="7pt"/>
    </style:style>
    <style:style style:name="P25" style:family="paragraph" style:parent-style-name="Standard">
      <style:text-properties style:font-name="Arial" fo:font-size="7pt" fo:font-weight="bold" style:font-size-asian="7pt" style:font-weight-asian="bold" style:font-name-complex="Arial" style:font-size-complex="7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name-complex="Arial" style:font-size-complex="7pt"/>
    </style:style>
    <style:style style:name="P27" style:family="paragraph" style:parent-style-name="Standard">
      <style:paragraph-properties fo:margin-left="0cm" fo:margin-right="0cm" fo:margin-top="0.049cm" fo:margin-bottom="0cm" style:contextual-spacing="false" fo:text-align="justify" style:justify-single-word="false" fo:orphans="0" fo:widows="0" fo:text-indent="0.423cm" style:auto-text-indent="false" style:text-autospace="none"/>
      <style:text-properties style:font-name="Arial" fo:font-size="7pt" style:font-name-asian="Arial" style:font-size-asian="7pt" style:font-name-complex="Arial" style:font-size-complex="7pt"/>
    </style:style>
    <style:style style:name="P28" style:family="paragraph" style:parent-style-name="Standard">
      <style:paragraph-properties fo:margin-left="0cm" fo:margin-right="0cm" fo:margin-top="0.058cm" fo:margin-bottom="0cm" style:contextual-spacing="false" fo:text-align="justify" style:justify-single-word="false" fo:orphans="0" fo:widows="0" fo:text-indent="0.415cm" style:auto-text-indent="false" style:text-autospace="none"/>
    </style:style>
    <style:style style:name="P29" style:family="paragraph" style:parent-style-name="Standard">
      <style:paragraph-properties fo:margin-left="0cm" fo:margin-right="0cm" fo:margin-top="0.007cm" fo:margin-bottom="0cm" style:contextual-spacing="false" fo:text-align="justify" style:justify-single-word="false" fo:orphans="0" fo:widows="0" fo:text-indent="0.415cm" style:auto-text-indent="false" style:text-autospace="none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0.415cm" style:auto-text-indent="false" style:text-autospace="none"/>
    </style:style>
    <style:style style:name="P31" style:family="paragraph" style:parent-style-name="Standard">
      <style:paragraph-properties fo:margin-left="0cm" fo:margin-right="0cm" fo:margin-top="0.056cm" fo:margin-bottom="0cm" style:contextual-spacing="false" fo:text-align="justify" style:justify-single-word="false" fo:orphans="0" fo:widows="0" fo:text-indent="0.415cm" style:auto-text-indent="false" style:text-autospace="none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1.044cm" style:auto-text-indent="false" style:text-autospace="none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0.781cm" style:auto-text-indent="false" style:text-autospace="none"/>
    </style:style>
    <style:style style:name="P34" style:family="paragraph" style:parent-style-name="Standard">
      <style:paragraph-properties fo:margin-left="0cm" fo:margin-right="0cm" fo:margin-top="0.143cm" fo:margin-bottom="0cm" style:contextual-spacing="false" fo:text-align="justify" style:justify-single-word="false" fo:orphans="0" fo:widows="0" fo:text-indent="0.441cm" style:auto-text-indent="false" style:text-autospace="none"/>
    </style:style>
    <style:style style:name="P35" style:family="paragraph" style:parent-style-name="Standard">
      <style:paragraph-properties fo:margin-left="0cm" fo:margin-right="0cm" fo:margin-top="0.044cm" fo:margin-bottom="0cm" style:contextual-spacing="false" fo:text-align="justify" style:justify-single-word="false" fo:orphans="0" fo:widows="0" fo:text-indent="0.441cm" style:auto-text-indent="false" style:text-autospace="none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.441cm" style:auto-text-indent="false" style:text-autospace="none"/>
    </style:style>
    <style:style style:name="P37" style:family="paragraph" style:parent-style-name="Standard">
      <style:paragraph-properties fo:margin-left="0cm" fo:margin-right="0cm" fo:margin-top="0.007cm" fo:margin-bottom="0cm" style:contextual-spacing="false" fo:text-align="justify" style:justify-single-word="false" fo:orphans="0" fo:widows="0" fo:text-indent="0.441cm" style:auto-text-indent="false" style:text-autospace="none"/>
    </style:style>
    <style:style style:name="P38" style:family="paragraph" style:parent-style-name="Standard">
      <style:paragraph-properties fo:margin-left="0cm" fo:margin-right="0cm" fo:margin-top="0.065cm" fo:margin-bottom="0cm" style:contextual-spacing="false" fo:text-align="justify" style:justify-single-word="false" fo:orphans="0" fo:widows="0" fo:text-indent="0.441cm" style:auto-text-indent="false" style:text-autospace="none"/>
    </style:style>
    <style:style style:name="P39" style:family="paragraph" style:parent-style-name="Standard">
      <style:paragraph-properties fo:margin-left="0cm" fo:margin-right="0cm" fo:text-align="justify" style:justify-single-word="false" fo:orphans="0" fo:widows="0" fo:text-indent="0.815cm" style:auto-text-indent="false" style:text-autospace="none"/>
    </style:style>
    <style:style style:name="P40" style:family="paragraph" style:parent-style-name="Standard">
      <style:paragraph-properties fo:margin-left="0cm" fo:margin-right="0cm" fo:text-align="justify" style:justify-single-word="false" fo:orphans="0" fo:widows="0" fo:text-indent="0.381cm" style:auto-text-indent="false" style:text-autospace="none"/>
    </style:style>
    <style:style style:name="P41" style:family="paragraph" style:parent-style-name="Standard">
      <style:paragraph-properties fo:margin-left="0cm" fo:margin-right="0cm" fo:text-align="justify" style:justify-single-word="false" fo:orphans="0" fo:widows="0" fo:text-indent="0.764cm" style:auto-text-indent="false" style:text-autospace="none"/>
    </style:style>
    <style:style style:name="P42" style:family="paragraph" style:parent-style-name="Standard">
      <style:paragraph-properties fo:margin-left="0cm" fo:margin-right="0cm" fo:text-align="justify" style:justify-single-word="false" fo:orphans="0" fo:widows="0" fo:text-indent="0.73cm" style:auto-text-indent="false" style:text-autospace="none"/>
    </style:style>
    <style:style style:name="P43" style:family="paragraph" style:parent-style-name="Standard">
      <style:paragraph-properties fo:margin-left="0cm" fo:margin-right="0cm" fo:text-align="justify" style:justify-single-word="false" fo:orphans="0" fo:widows="0" fo:text-indent="0.399cm" style:auto-text-indent="false" style:text-autospace="none"/>
    </style:style>
    <style:style style:name="P44" style:family="paragraph" style:parent-style-name="Standard">
      <style:paragraph-properties fo:margin-left="0cm" fo:margin-right="0cm" fo:margin-top="0.628cm" fo:margin-bottom="0cm" style:contextual-spacing="false" fo:text-align="justify" style:justify-single-word="false" fo:orphans="0" fo:widows="0" fo:text-indent="0.399cm" style:auto-text-indent="false" style:text-autospace="none"/>
    </style:style>
    <style:style style:name="P45" style:family="paragraph" style:parent-style-name="Standard">
      <style:paragraph-properties fo:margin-left="0cm" fo:margin-right="0cm" fo:text-align="justify" style:justify-single-word="false" fo:orphans="0" fo:widows="0" fo:text-indent="0.755cm" style:auto-text-indent="false" style:text-autospace="none"/>
    </style:style>
    <style:style style:name="P46" style:family="paragraph" style:parent-style-name="Standard">
      <style:paragraph-properties fo:margin-left="0cm" fo:margin-right="0cm" fo:text-align="justify" style:justify-single-word="false" fo:orphans="0" fo:widows="0" fo:text-indent="0.637cm" style:auto-text-indent="false" style:text-autospace="none"/>
    </style:style>
    <style:style style:name="P47" style:family="paragraph" style:parent-style-name="Standard">
      <style:paragraph-properties fo:margin-left="0cm" fo:margin-right="0cm" fo:text-align="justify" style:justify-single-word="false" fo:orphans="0" fo:widows="0" fo:text-indent="0.695cm" style:auto-text-indent="false" style:text-autospace="none"/>
    </style:style>
    <style:style style:name="P48" style:family="paragraph" style:parent-style-name="Standard">
      <style:paragraph-properties fo:margin-left="0cm" fo:margin-right="0cm" fo:text-align="justify" style:justify-single-word="false" fo:orphans="0" fo:widows="0" fo:text-indent="0.601cm" style:auto-text-indent="false" style:text-autospace="none"/>
    </style:style>
    <style:style style:name="P49" style:family="paragraph" style:parent-style-name="Standard">
      <style:paragraph-properties fo:margin-left="0cm" fo:margin-right="0cm" fo:text-align="justify" style:justify-single-word="false" fo:orphans="0" fo:widows="0" fo:text-indent="0.459cm" style:auto-text-indent="false" style:text-autospace="none"/>
    </style:style>
    <style:style style:name="P50" style:family="paragraph" style:parent-style-name="Standard">
      <style:paragraph-properties fo:margin-left="0cm" fo:margin-right="0cm" fo:margin-top="0.007cm" fo:margin-bottom="0cm" style:contextual-spacing="false" fo:text-align="justify" style:justify-single-word="false" fo:orphans="0" fo:widows="0" fo:text-indent="0.459cm" style:auto-text-indent="false" style:text-autospace="none"/>
    </style:style>
    <style:style style:name="P51" style:family="paragraph" style:parent-style-name="Standard">
      <style:paragraph-properties fo:margin-left="0cm" fo:margin-right="0cm" fo:text-align="justify" style:justify-single-word="false" fo:orphans="0" fo:widows="0" fo:text-indent="0.797cm" style:auto-text-indent="false" style:text-autospace="none"/>
    </style:style>
    <style:style style:name="P52" style:family="paragraph" style:parent-style-name="Standard">
      <style:paragraph-properties fo:margin-left="0cm" fo:margin-right="0cm" fo:margin-top="0.023cm" fo:margin-bottom="0cm" style:contextual-spacing="false" fo:text-align="justify" style:justify-single-word="false" fo:orphans="0" fo:widows="0" fo:text-indent="0.432cm" style:auto-text-indent="false" style:text-autospace="none"/>
    </style:style>
    <style:style style:name="P53" style:family="paragraph" style:parent-style-name="Standard">
      <style:paragraph-properties fo:margin-left="0cm" fo:margin-right="0cm" fo:margin-top="0.092cm" fo:margin-bottom="0cm" style:contextual-spacing="false" fo:text-align="justify" style:justify-single-word="false" fo:orphans="0" fo:widows="0" fo:text-indent="0.432cm" style:auto-text-indent="false" style:text-autospace="none"/>
    </style:style>
    <style:style style:name="P54" style:family="paragraph" style:parent-style-name="Standard">
      <style:paragraph-properties fo:margin-left="0cm" fo:margin-right="0cm" fo:margin-top="0.005cm" fo:margin-bottom="0cm" style:contextual-spacing="false" fo:text-align="justify" style:justify-single-word="false" fo:orphans="0" fo:widows="0" fo:text-indent="0.432cm" style:auto-text-indent="false" style:text-autospace="none"/>
    </style:style>
    <style:style style:name="P55" style:family="paragraph" style:parent-style-name="Standard">
      <style:paragraph-properties fo:margin-left="0cm" fo:margin-right="0cm" fo:text-align="justify" style:justify-single-word="false" fo:orphans="0" fo:widows="0" fo:text-indent="0.432cm" style:auto-text-indent="false" style:text-autospace="none"/>
    </style:style>
    <style:style style:name="P56" style:family="paragraph" style:parent-style-name="Standard">
      <style:paragraph-properties fo:margin-left="0cm" fo:margin-right="0cm" fo:margin-top="0.116cm" fo:margin-bottom="0cm" style:contextual-spacing="false" fo:text-align="justify" style:justify-single-word="false" fo:orphans="0" fo:widows="0" fo:text-indent="0.492cm" style:auto-text-indent="false" style:text-autospace="none"/>
    </style:style>
    <style:style style:name="P57" style:family="paragraph" style:parent-style-name="Standard">
      <style:paragraph-properties fo:margin-left="0cm" fo:margin-right="0cm" fo:margin-top="0.007cm" fo:margin-bottom="0cm" style:contextual-spacing="false" fo:text-align="justify" style:justify-single-word="false" fo:orphans="0" fo:widows="0" fo:text-indent="0.407cm" style:auto-text-indent="false" style:text-autospace="none"/>
    </style:style>
    <style:style style:name="P58" style:family="paragraph" style:parent-style-name="Standard">
      <style:paragraph-properties fo:margin-left="0cm" fo:margin-right="0cm" fo:text-align="justify" style:justify-single-word="false" fo:orphans="0" fo:widows="0" fo:text-indent="0.407cm" style:auto-text-indent="false" style:text-autospace="none"/>
    </style:style>
    <style:style style:name="P59" style:family="paragraph" style:parent-style-name="Standard">
      <style:paragraph-properties fo:margin-left="0cm" fo:margin-right="0cm" fo:text-align="justify" style:justify-single-word="false" fo:orphans="0" fo:widows="0" fo:text-indent="0.628cm" style:auto-text-indent="false" style:text-autospace="none"/>
    </style:style>
    <style:style style:name="P60" style:family="paragraph" style:parent-style-name="Standard">
      <style:paragraph-properties fo:margin-left="0.088cm" fo:margin-right="0cm" fo:text-align="justify" style:justify-single-word="false" fo:orphans="0" fo:widows="0" fo:text-indent="0cm" style:auto-text-indent="false" style:text-autospace="none"/>
    </style:style>
    <style:style style:name="P61" style:family="paragraph" style:parent-style-name="Standard">
      <style:paragraph-properties fo:margin-left="0cm" fo:margin-right="0cm" fo:margin-top="0.032cm" fo:margin-bottom="0cm" style:contextual-spacing="false" fo:text-align="justify" style:justify-single-word="false" fo:orphans="0" fo:widows="0" fo:text-indent="0.143cm" style:auto-text-indent="false" style:text-autospace="none"/>
    </style:style>
    <style:style style:name="P62" style:family="paragraph" style:parent-style-name="Standard">
      <style:paragraph-properties fo:margin-left="0cm" fo:margin-right="0cm" fo:text-align="justify" style:justify-single-word="false" fo:orphans="0" fo:widows="0" fo:text-indent="0.568cm" style:auto-text-indent="false" style:text-autospace="none"/>
    </style:style>
    <style:style style:name="P63" style:family="paragraph" style:parent-style-name="Standard">
      <style:paragraph-properties fo:margin-left="0cm" fo:margin-right="0cm" fo:text-align="justify" style:justify-single-word="false" fo:orphans="0" fo:widows="0" fo:text-indent="0.746cm" style:auto-text-indent="false" style:text-autospace="none"/>
    </style:style>
    <style:style style:name="P64" style:family="paragraph" style:parent-style-name="Standard">
      <style:paragraph-properties fo:margin-left="0cm" fo:margin-right="0cm" fo:text-align="justify" style:justify-single-word="false" fo:orphans="0" fo:widows="0" fo:text-indent="0.61cm" style:auto-text-indent="false" style:text-autospace="none"/>
    </style:style>
    <style:style style:name="P65" style:family="paragraph" style:parent-style-name="Standard">
      <style:paragraph-properties fo:margin-left="0cm" fo:margin-right="0cm" fo:text-align="justify" style:justify-single-word="false" fo:orphans="0" fo:widows="0" fo:text-indent="0.737cm" style:auto-text-indent="false" style:text-autospace="none"/>
    </style:style>
    <style:style style:name="P66" style:family="paragraph" style:parent-style-name="Standard">
      <style:paragraph-properties fo:margin-left="0cm" fo:margin-right="0cm" fo:margin-top="0.134cm" fo:margin-bottom="0cm" style:contextual-spacing="false" fo:text-align="justify" style:justify-single-word="false" fo:orphans="0" fo:widows="0" fo:text-indent="0.423cm" style:auto-text-indent="false" style:text-autospace="none"/>
    </style:style>
    <style:style style:name="P67" style:family="paragraph" style:parent-style-name="Standard">
      <style:paragraph-properties fo:margin-left="0cm" fo:margin-right="0cm" fo:margin-top="0.058cm" fo:margin-bottom="0cm" style:contextual-spacing="false" fo:text-align="justify" style:justify-single-word="false" fo:orphans="0" fo:widows="0" fo:text-indent="0.423cm" style:auto-text-indent="false" style:text-autospace="none"/>
    </style:style>
    <style:style style:name="P68" style:family="paragraph" style:parent-style-name="Standard">
      <style:paragraph-properties fo:margin-left="0cm" fo:margin-right="0cm" fo:margin-top="0.049cm" fo:margin-bottom="0cm" style:contextual-spacing="false" fo:text-align="justify" style:justify-single-word="false" fo:orphans="0" fo:widows="0" fo:text-indent="0.423cm" style:auto-text-indent="false" style:text-autospace="none"/>
    </style:style>
    <style:style style:name="P69" style:family="paragraph" style:parent-style-name="Standard">
      <style:paragraph-properties fo:margin-left="0cm" fo:margin-right="0cm" fo:text-align="justify" style:justify-single-word="false" fo:orphans="0" fo:widows="0" fo:text-indent="0.891cm" style:auto-text-indent="false" style:text-autospace="none"/>
    </style:style>
    <style:style style:name="P70" style:family="paragraph" style:parent-style-name="Standard">
      <style:paragraph-properties fo:margin-left="0cm" fo:margin-right="0cm" fo:text-align="justify" style:justify-single-word="false" fo:orphans="0" fo:widows="0" fo:text-indent="0.857cm" style:auto-text-indent="false" style:text-autospace="none"/>
    </style:style>
    <style:style style:name="P71" style:family="paragraph" style:parent-style-name="Standard">
      <style:paragraph-properties fo:margin-left="0cm" fo:margin-right="0cm" fo:text-align="justify" style:justify-single-word="false" fo:orphans="0" fo:widows="0" fo:text-indent="0.646cm" style:auto-text-indent="false" style:text-autospace="none"/>
    </style:style>
    <style:style style:name="P72" style:family="paragraph" style:parent-style-name="Standard">
      <style:paragraph-properties fo:margin-left="0cm" fo:margin-right="0cm" fo:text-align="justify" style:justify-single-word="false" fo:orphans="0" fo:widows="0" fo:text-indent="0.67cm" style:auto-text-indent="false" style:text-autospace="none"/>
    </style:style>
    <style:style style:name="P73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7pt" fo:font-weight="bold" style:font-size-asian="7pt" style:font-weight-asian="bold" style:font-size-complex="7pt"/>
    </style:style>
    <style:style style:name="T3" style:family="text">
      <style:text-properties style:font-name="Arial" fo:font-size="7pt" style:font-size-asian="7pt" style:font-name-complex="Arial" style:font-size-complex="7pt"/>
    </style:style>
    <style:style style:name="T4" style:family="text">
      <style:text-properties style:font-name="Arial" fo:font-size="7pt" style:font-size-asian="7pt" style:font-name-complex="Arial" style:font-size-complex="7pt" text:display="none"/>
    </style:style>
    <style:style style:name="T5" style:family="text">
      <style:text-properties style:font-name="Arial" fo:font-size="7pt" style:font-name-asian="Arial" style:font-size-asian="7pt" style:font-name-complex="Arial" style:font-size-complex="7pt"/>
    </style:style>
    <style:style style:name="T6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T7" style:family="text">
      <style:text-properties style:font-name="Arial" fo:font-size="6pt" style:font-size-asian="6pt" style:font-name-complex="Arial" style:font-size-complex="6pt"/>
    </style:style>
    <style:style style:name="T8" style:family="text">
      <style:text-properties style:font-name-asian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5">1</text:p>
            <text:p text:style-name="P5"/>
            <text:p text:style-name="Standard"><text:span text:style-name="T5"><text:s text:c="4"/></text:span><text:span text:style-name="T3">Закрыв глаза и расслабившись, девуш</text:span><text:span text:style-name="T4">-</text:span><text:span text:style-name="T3">ка очень подробно описывает каким у нее бывает оргазм. При этом она с удовольс</text:span><text:span text:style-name="T4">-</text:span><text:span text:style-name="T3">твием вспоминает, что чувствует во время его приближения, с чего он постепенно начинается, как развивается, какие ощу</text:span><text:span text:style-name="T4">-</text:span><text:span text:style-name="T3">щения возникают у нее внизу живота, в промежности, каким бурным он бывает у нее, каким разным. </text:span></text:p>
            <text:p text:style-name="P8">После этого вы не спеша и чувственно по очереди снимаете друг с друга по одной части одежды. Первой с мужчины снимает одежду девушка.</text:p>
          </table:table-cell>
          <table:table-cell table:style-name="Table1.A1" office:value-type="string">
            <text:p text:style-name="P5">2</text:p>
            <text:p text:style-name="P25"/>
            <text:p text:style-name="P8"/>
            <text:p text:style-name="P28"><text:span text:style-name="T3">Держа ладонь девушки, мужчина от</text:span><text:span text:style-name="T4">-</text:span><text:span text:style-name="T3">кровенно рассказывает, как ему нравит</text:span><text:span text:style-name="T4">-</text:span><text:span text:style-name="T3">ся ласкать женскую грудь. Что он при этом делает руками, губами, языком, какие ощущения испытывает и что чувствует. </text:span></text:p>
            <text:p text:style-name="P32"><text:span text:style-name="T3">Продолжая разговор, барышня описывает свои ощущения, когда ей ласкают обнаженную грудь, откровенно рассказывая, что при этом нравится больше всего, от чего сильнее всего на</text:span><text:span text:style-name="T4">-</text:span><text:span text:style-name="T3">прягаются ее сосочки. </text:span></text:p>
            <text:p text:style-name="P33"><text:span text:style-name="T3">После этого она садится в кресло с завязанными глазами, а мужчина, по</text:span><text:span text:style-name="T4">-</text:span><text:span text:style-name="T3">целовав девушку в губки и нашептывая ласковые комплименты, неторопливо раздевает ее по пояс. Затем он нежно и чувственно ласкает грудь девушки, ста</text:span><text:span text:style-name="T4">-</text:span><text:span text:style-name="T3">раясь следовать всем услышанным по</text:span><text:span text:style-name="T4">-</text:span><text:span text:style-name="T3">желаниям. В завершение джентльмен нежно целует ее сосочки. </text:span></text:p>
            <text:p text:style-name="Standard"><text:span text:style-name="T3">Заменив три желтых фанта в коло</text:span><text:span text:style-name="T4">-</text:span><text:span text:style-name="T3">де розовыми, девушка выбирает, какой фант будет разыгрываться следующим.</text:span></text:p>
          </table:table-cell>
          <table:table-cell table:style-name="Table1.A1" office:value-type="string">
            <text:p text:style-name="P5">3</text:p>
            <text:p text:style-name="P5"/>
            <text:p text:style-name="P34"><text:span text:style-name="T3">Держа в руках ладонь партнера и глядя в глаза, фантующий подробно описывает, какие оральные ласки ему больше всего нравится получать, а что он любит вытворять языком и губами сам. При этом он максимально откровенно описывает испытываемые ощущения и эмоции, отвечая на все дополнительные вопросы второго игрока, даже если они предельно нескромные. После этого пар</text:span><text:span text:style-name="T4">-</text:span><text:span text:style-name="T3">тнер две минуты нежно сосет любой палец руки или ноги фантующего на свой выбор. </text:span></text:p>
            <text:p text:style-name="P39"><text:span text:style-name="T3">Затем вы меняетесь ролями, и те</text:span><text:span text:style-name="T4">-</text:span><text:span text:style-name="T3">перь откровенничает уже второй игрок, а фантующий с интересом выведывает у него пикантные подробности. </text:span></text:p>
            <text:p text:style-name="Standard"><text:span text:style-name="T3">Закончив беседу на такую увлека</text:span><text:span text:style-name="T4">-</text:span><text:span text:style-name="T3">тельную тему, вы нежно целуетесь в губы и снимаете друг с друга по одной части одежды. В качестве первого разде</text:span><text:span text:style-name="T4">-</text:span><text:span text:style-name="T3">вающего выступает фантующий</text:span></text:p>
          </table:table-cell>
        </table:table-row>
        <table:table-row table:style-name="Table1.1">
          <table:table-cell table:style-name="Table1.A1" office:value-type="string">
            <text:p text:style-name="P5">4</text:p>
            <text:p text:style-name="P40"><text:span text:style-name="T1"><text:s/></text:span><text:span text:style-name="T3">Держа ладонь мужчины и глядя ему в глаза, девушка откровенно рассказывает, какие части тела у нее являются самыми чувствительными и как она любит, чтобы их ласкали. Внимательно слушая, мужчина может задавать любые дополнительные вопросы на эту чрезвычайно значимую тему. </text:span></text:p>
            <text:p text:style-name="P41"><text:span text:style-name="T3">Закончив увлекательный рассказ, ба</text:span><text:span text:style-name="T4">-</text:span><text:span text:style-name="T3">рышня «проводит увлекательную экскур</text:span><text:span text:style-name="T4">-</text:span><text:span text:style-name="T3">сию» ладонью мужчины. Не торопясь и чувственно скользя вдоль своего тела не</text:span><text:span text:style-name="T4">-</text:span><text:span text:style-name="T3">жной «кисточкой» его пальцев, она, пояс</text:span><text:span text:style-name="T4">-</text:span><text:span text:style-name="T3">няя, показывает, какие ласки ей больше всего нравятся, что сильнее возбуждает и какие она предпочитает прикосновения. </text:span></text:p>
            <text:p text:style-name="P42"><text:span text:style-name="T3">После этого, стараясь следовать всему услышанному, мужчина пробует сам лас</text:span><text:span text:style-name="T4">-</text:span><text:span text:style-name="T3">кать эрогенные зоны девушки. Если они еще прикрыты одеждой (исключая генита</text:span><text:span text:style-name="T4">-</text:span><text:span text:style-name="T3">лии), то мужчина снимает ее для этого. </text:span></text:p>
            <text:p text:style-name="P73"><text:span text:style-name="T3">Барышня выбирает любой следующий фант или переходит к «розовой» игре..</text:span></text:p>
          </table:table-cell>
          <table:table-cell table:style-name="Table1.A1" office:value-type="string">
            <text:p text:style-name="P5">5</text:p>
            <text:p text:style-name="P43"><text:span text:style-name="T3">Держа ладонь второго игрока и глядя в глаза, фантующий откровенно расска</text:span><text:span text:style-name="T4">-</text:span><text:span text:style-name="T3">зывает, что ему больше всего нравится в сексе, какие позы, движения, ласки, что он особенно любит делать сам и что обо</text:span><text:span text:style-name="T4">-</text:span><text:span text:style-name="T3">жает получать от партнера. Затем он от</text:span><text:span text:style-name="T4">-</text:span><text:span text:style-name="T3">кровенничает, какую роль предпочитает при этом, пассивную или активную, любит ли доминировать или жестко под</text:span><text:span text:style-name="T4">-</text:span><text:span text:style-name="T3">чинять, а, может быть, еще не практико</text:span><text:span text:style-name="T4">-</text:span><text:span text:style-name="T3">вал такого, но в тайне мечтает попробо</text:span><text:span text:style-name="T4">-</text:span><text:span text:style-name="T3">вать. Второй игрок без стеснения может задавать ему любые уточняющие вопро</text:span><text:span text:style-name="T4">-</text:span><text:span text:style-name="T3">сы. </text:span></text:p>
            <text:p text:style-name="P39"><text:span text:style-name="T3">Затем вы меняетесь ролями, и те</text:span><text:span text:style-name="T4">-</text:span><text:span text:style-name="T3">перь откровенничает уже второй игрок, а фантующий выведывает у него пикант</text:span><text:span text:style-name="T4">-</text:span><text:span text:style-name="T3">ные подробности. </text:span><text:span text:style-name="T6"><text:s/></text:span></text:p>
            <text:p text:style-name="P45"><text:span text:style-name="T3">Закончив беседу на такую увлека</text:span><text:span text:style-name="T4">-</text:span><text:span text:style-name="T3">тельную тему, вы нежно целуетесь в губы и снимаете друг с друга по одной части одежды. В качестве первого раздевающе</text:span><text:span text:style-name="T4">-</text:span><text:span text:style-name="T3">го выступает фантующий. </text:span></text:p>
            <text:p text:style-name="Standard"><text:span text:style-name="T3">Два желтых фанта в колоде заменя</text:span><text:span text:style-name="T4">-</text:span><text:span text:style-name="T3">ются розовыми</text:span><text:span text:style-name="T7">..</text:span></text:p>
          </table:table-cell>
          <table:table-cell table:style-name="Table1.A1" office:value-type="string">
            <text:p text:style-name="P6">6</text:p>
            <text:p text:style-name="P29"><text:span text:style-name="T3">Говоря друг другу изысканные комп</text:span><text:span text:style-name="T4">-</text:span><text:span text:style-name="T3">лименты сексуальной направленности, вы по очереди снимаете друг с друга одежду, делая это нежно, не спеша и чувственно, каждый раз целуясь в губы. При этом один комплимент соответству</text:span><text:span text:style-name="T4">-</text:span><text:span text:style-name="T3">ет одной снятой части одежды. Компли</text:span><text:span text:style-name="T4">-</text:span><text:span text:style-name="T3">менты не должны повторяться, а на раз</text:span><text:span text:style-name="T4">-</text:span><text:span text:style-name="T3">думья дается не более пяти секунд. Если кто-то из вас «завис» в раздумьях, вто</text:span><text:span text:style-name="T4">-</text:span><text:span text:style-name="T3">рой игрок может перехватить инициати</text:span><text:span text:style-name="T4">-</text:span><text:span text:style-name="T3">ву, сделав еще один комплимент и сняв с вас еще одежду. Первым комплимент говорит фантующий. </text:span></text:p>
            <text:p text:style-name="P46"><text:span text:style-name="T3">Проигрывает тот, кто окажется пол</text:span><text:span text:style-name="T4">-</text:span><text:span text:style-name="T3">ностью раздет первым, или на ком за</text:span><text:span text:style-name="T4">-</text:span><text:span text:style-name="T3">кончится череда комплиментов. Он уст</text:span><text:span text:style-name="T4">-</text:span><text:span text:style-name="T3">раивает шоу за стеклом, эротично моясь под душем, а затем надевает выбран</text:span><text:span text:style-name="T4">-</text:span><text:span text:style-name="T3">ный вторым игроком эротический кос</text:span><text:span text:style-name="T4">-</text:span><text:span text:style-name="T3">тюм. </text:span></text:p>
            <text:p text:style-name="P9">После этого пять желтых фантов в колоде заменяются розовыми</text:p>
          </table:table-cell>
        </table:table-row>
        <table:table-row table:style-name="Table1.1">
          <table:table-cell table:style-name="Table1.A1" office:value-type="string">
            <text:p text:style-name="P5">7 </text:p>
            <text:p text:style-name="P5"/>
            <text:p text:style-name="P73"><text:span text:style-name="T3">Танцуя вдвоем медленный танец, вы не спеша и чувственно раздеваете друг друга до трусиков, поочередно снимая с партнера по одной части одежды и каж</text:span><text:span text:style-name="T4">-</text:span><text:span text:style-name="T3">дый раз целуясь в губы. Первым начина</text:span><text:span text:style-name="T4">-</text:span><text:span text:style-name="T3">ет раздевать партнершу джентльмен. Тот, кто окажется раздет до трусиков первым, на свой выбор одевает эроти</text:span><text:span text:style-name="T4">-</text:span><text:span text:style-name="T3">ческий костюм (если такие имеются). </text:span></text:p>
            <text:p text:style-name="P12">Выпив по глотку вина изо рта друг друга, вы заменяете три желтых фанта в колоде розовыми и продолжаете свою увлекательную игру.</text:p>
            <text:p text:style-name="P10"/>
          </table:table-cell>
          <table:table-cell table:style-name="Table1.A1" office:value-type="string">
            <text:p text:style-name="P7">8</text:p>
            <text:p text:style-name="P7"/>
            <text:p text:style-name="P3"><text:span text:style-name="T3">Выпив изо рта друг друга по глотку вина, вы начинаете раздеваться, по оче</text:span><text:span text:style-name="T4">-</text:span><text:span text:style-name="T3">реди снимая с себя по одной части одежды. Тон задает девушка, каждый раз снимая с себя одежду первой, а затем целуя мужчину. Она же решает, когда остановить действо. </text:span></text:p>
            <text:p text:style-name="P3"><text:span text:style-name="T3">Если на комлибо из игроков в ре</text:span><text:span text:style-name="T4">-</text:span><text:span text:style-name="T3">зультате останется лишь одна часть одежды, то он одевает сверху халат и, заменив три желтых фанта в колоде ро</text:span><text:span text:style-name="T4">-</text:span><text:span text:style-name="T3">зовыми, выбирает любой следующий фант</text:span></text:p>
          </table:table-cell>
          <table:table-cell table:style-name="Table1.A1" office:value-type="string">
            <text:p text:style-name="P5">9 </text:p>
            <text:p text:style-name="P5"/>
            <text:p text:style-name="P1"><text:span text:style-name="T3">Танцуя медленный танец под романти</text:span><text:span text:style-name="T4">-</text:span><text:span text:style-name="T3">ческую музыку, вы медленно и чувствен</text:span><text:span text:style-name="T4">-</text:span><text:span text:style-name="T3">но раздеваете друг друга. Сначала одну часть одежды с мужчины снимает девуш</text:span><text:span text:style-name="T4">-</text:span><text:span text:style-name="T3">ка, а затем одну с девушки — мужчина, потом вы целуетесь, и так раз за разом, пока девушка не решит остановиться или один из вас не окажется полностью обна</text:span><text:span text:style-name="T4">-</text:span><text:span text:style-name="T3">женным. </text:span></text:p>
            <text:p text:style-name="P48"><text:span text:style-name="T3">После этого девушка целует мужчину в губы, дав немножко пососать язычок, и выбирает на свой вкус следующий жел</text:span><text:span text:style-name="T4">-</text:span><text:span text:style-name="T3">тый или розовый фант.</text:span></text:p>
            <text:p text:style-name="P10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5">10</text:p>
            <text:p text:style-name="P5"/>
            <text:p text:style-name="P49"><text:span text:style-name="T5"><text:s text:c="4"/></text:span><text:span text:style-name="T3">Играя и не спеша вы раздеваете друг друга до трусиков, поочередно снимая с партнера по одной части одежды и каж</text:span><text:span text:style-name="T4">-</text:span><text:span text:style-name="T3">дый раз целуясь в губы. Первым начина</text:span><text:span text:style-name="T4">-</text:span><text:span text:style-name="T3">ет раздевать партнершу джентльмен. </text:span></text:p>
            <text:p text:style-name="P51"><text:span text:style-name="T3">Затем фантующему завязываются глаза и он, расслабившись, ложится на живот в предвкушении наслаждения. Второй игрок, нашептывая ласковые комплименты, нежно и чувственно лас</text:span><text:span text:style-name="T4">-</text:span><text:span text:style-name="T3">кает его тело, используя исключитель</text:span><text:span text:style-name="T4">-</text:span><text:span text:style-name="T3">но мех (рукавичку, кисточку) или пе</text:span><text:span text:style-name="T4">-</text:span><text:span text:style-name="T3">рышко. Через пять минут фантующий переворачивается на спину и вновь рас</text:span><text:span text:style-name="T4">-</text:span><text:span text:style-name="T3">творяется в необычной остроте ощуще</text:span><text:span text:style-name="T4">-</text:span><text:span text:style-name="T3">ний. </text:span></text:p>
            <text:p text:style-name="Standard"><text:span text:style-name="T3">Задание завершается нежным по</text:span><text:span text:style-name="T4">-</text:span><text:span text:style-name="T3">целуем в губы и заменой трех желтых фантов в колоде розовыми.</text:span></text:p>
          </table:table-cell>
          <table:table-cell table:style-name="Table2.A1" office:value-type="string">
            <text:p text:style-name="P5">11</text:p>
            <text:p text:style-name="P25"/>
            <text:p text:style-name="P8"/>
            <text:p text:style-name="P52"><text:span text:style-name="T3">Выбрав вдвоем эротический костюм для девушки (если такого нет, то это будет просто халат или мужская рубаш</text:span><text:span text:style-name="T4">-</text:span><text:span text:style-name="T3">ка), вы начинаете, играя, раздеваться. Сначала мужчина становится спиной к девушке и она, не спеша, раздевает его до трусиков. Теперь наступает его оче</text:span><text:span text:style-name="T4">-</text:span><text:span text:style-name="T3">редь и, поцеловав ее в губы, он также со спины раздевает барышню, но уже до гола. Не поворачиваясь лицом к мужчи</text:span><text:span text:style-name="T4">-</text:span><text:span text:style-name="T3">не, девушка одевает выбранный эроти</text:span><text:span text:style-name="T4">-</text:span><text:span text:style-name="T3">ческий костюм, а затем, красуясь, де</text:span><text:span text:style-name="T4">-</text:span><text:span text:style-name="T3">монстрирует его. </text:span></text:p>
            <text:p text:style-name="Standard"><text:span text:style-name="T3">Заменив три желтых фанта в колоде розовыми, девушка решает, какое сле</text:span><text:span text:style-name="T4">-</text:span><text:span text:style-name="T3">дующее задание будет разыгрываться дальше.</text:span></text:p>
          </table:table-cell>
          <table:table-cell table:style-name="Table2.A1" office:value-type="string">
            <text:p text:style-name="P5">12</text:p>
            <text:p text:style-name="P5"/>
            <text:p text:style-name="P13">Играя и не спеша вы раздеваетесь до трусиков, поочередно снимая друг с друга по одной части одежды и каждый раз целуясь в губы. Первым начинает раздевать партнера девушка. </text:p>
            <text:p text:style-name="P45"><text:span text:style-name="T3">Затем фантующему завязываются глаза и он, расслабившись, ложится на живот в предвкушении наслаждения. Второй игрок, нежно и чувственно лас</text:span><text:span text:style-name="T4">-</text:span><text:span text:style-name="T3">кает его тело исключительно языком и губами. Через пять минут фантующий переворачивается на спину, вновь рас</text:span><text:span text:style-name="T4">-</text:span><text:span text:style-name="T3">творяясь в сладких ощущениях. </text:span></text:p>
            <text:p text:style-name="Standard"><text:span text:style-name="T3">Задание завершается нежным по</text:span><text:span text:style-name="T4">-</text:span><text:span text:style-name="T3">целуем в губы и заменой трех желтых фантов в колоде розовыми.</text:span></text:p>
          </table:table-cell>
        </table:table-row>
        <table:table-row table:style-name="Table2.1">
          <table:table-cell table:style-name="Table2.A1" office:value-type="string">
            <text:p text:style-name="P5">13</text:p>
            <text:p text:style-name="P5"/>
            <text:p text:style-name="P56"><text:span text:style-name="T1"><text:s/></text:span><text:span text:style-name="T3">Согласно статистике около одной пятой современных женщин в принципе согласны на групповой секс. Если де</text:span><text:span text:style-name="T4">-</text:span><text:span text:style-name="T3">вушка хоть отчасти относит себя к этой по-своему продвинутой категории, она откровенно рассказывает, что уже прак</text:span><text:span text:style-name="T4">-</text:span><text:span text:style-name="T3">тиковала с несколькими партнерами од</text:span><text:span text:style-name="T4">-</text:span><text:span text:style-name="T3">новременно, а что еще нет, но в тайне хотела бы попробовать. Если под ру</text:span><text:span text:style-name="T4">-</text:span><text:span text:style-name="T3">кой есть игра версии «Коктейль», то, взяв Каталог Новый взгляд на Кама</text:span><text:span text:style-name="T4">-</text:span><text:span text:style-name="T3">сутру», девушка может проиллюстри</text:span><text:span text:style-name="T4">-</text:span><text:span text:style-name="T3">ровать свои фантазии, а затем заме</text:span><text:span text:style-name="T4">-</text:span><text:span text:style-name="T3">нить три желтых фанта в колоде розо</text:span><text:span text:style-name="T4">-</text:span><text:span text:style-name="T3">выми. </text:span></text:p>
            <text:p text:style-name="P24">Если такие эксперименты ей явно не по душе, и даже не было снов на эту тему, то она просто выбирает любой следующий фант.</text:p>
          </table:table-cell>
          <table:table-cell table:style-name="Table2.A1" office:value-type="string">
            <text:p text:style-name="P5">14</text:p>
            <text:p text:style-name="P26"/>
            <text:p text:style-name="P57"><text:span text:style-name="T3">Мысль материальна, и этот фант поз</text:span><text:span text:style-name="T4">-</text:span><text:span text:style-name="T3">воляет девушке убедиться в истинности такого утверждения. Глядя ей в глаза и держа ладонь, мужчина представляет, как бы он занялся сейчас с ней сексом, красочно, в деталях и подробностях рисуя в уме такие приятные сцены. Если барышня попросит, он может и вслух помечтать об этом. Как только его член начнет подниматься, он дает девушке возможность потрогать его сквозь одежду, подтверждая основной закон энергии. </text:span></text:p>
            <text:p text:style-name="P8">После завершения ответственного эксперимента девушка целует мужчину в губы и снимает с него одну часть одежды</text:p>
          </table:table-cell>
          <table:table-cell table:style-name="Table2.A1" office:value-type="string">
            <text:p text:style-name="P6">15</text:p>
            <text:p text:style-name="P6"/>
            <text:p text:style-name="P40"><text:span text:style-name="T3">Фантующий откровенно рассказывает, пробовал ли он в своей жизни анальный секс или хотя бы анальные ласки. Нра</text:span><text:span text:style-name="T4">-</text:span><text:span text:style-name="T3">вится ему такое или нет. Если еще не про</text:span><text:span text:style-name="T4">-</text:span><text:span text:style-name="T3">бовал, то не хотел бы попробовать или поэкспериментировать, ну хотя бы чуть-чуть. В какой роли он себя при этом видит, активной или пассивной, а если категорически не приемлет этого, то по</text:span><text:span text:style-name="T4">-</text:span><text:span text:style-name="T3">чему. </text:span></text:p>
            <text:p text:style-name="P59"><text:span text:style-name="T3">После этого вы меняетесь ролями и теперь фантующий превращается во вни</text:span><text:span text:style-name="T4">-</text:span><text:span text:style-name="T3">мательного слушателя, а второй игрок- в откровенного рассказчика.</text:span></text:p>
            <text:p text:style-name="P9"/>
          </table:table-cell>
        </table:table-row>
        <table:table-row table:style-name="Table2.1">
          <table:table-cell table:style-name="Table2.A1" office:value-type="string">
            <text:p text:style-name="P5">16</text:p>
            <text:p text:style-name="P5"/>
            <text:p text:style-name="P73"><text:span text:style-name="T5"><text:s text:c="4"/></text:span><text:span text:style-name="T3">Мужчина очень убедительно расска</text:span><text:span text:style-name="T4">-</text:span><text:span text:style-name="T3">зывает девушке, почему им непременно нужно заняться сексом именно сегодня. Если все-таки они попытаются отложить его до следующего свидания, то что пло</text:span><text:span text:style-name="T4">-</text:span><text:span text:style-name="T3">хого он видит в этом.</text:span></text:p>
          </table:table-cell>
          <table:table-cell table:style-name="Table2.A1" office:value-type="string">
            <text:p text:style-name="P7">17</text:p>
            <text:p text:style-name="P7"/>
            <text:p text:style-name="P60"><text:span text:style-name="T5"><text:s text:c="5"/></text:span><text:span text:style-name="T3">Говорят, что у некоторых девушек чувс</text:span><text:span text:style-name="T4">-</text:span><text:span text:style-name="T3">твительность сосочков разная. Вдруг и у присутствующей барышни тоже. Очень важно немедленно это проверить, макси</text:span><text:span text:style-name="T4">-</text:span><text:span text:style-name="T3">мально точно удостоверившись. </text:span></text:p>
            <text:p text:style-name="P60"><text:span text:style-name="T3">Раздев девушку по пояс, мужчина уса</text:span><text:span text:style-name="T4">-</text:span><text:span text:style-name="T3">живает ее на край кровати или в кресло, готовя к срочному освидетельствованию. </text:span></text:p>
            <text:p text:style-name="P60"><text:span text:style-name="T3">Сам же встает на корточках или коленях у нее между ног напротив и под чутким руко</text:span><text:span text:style-name="T4">-</text:span><text:span text:style-name="T3">водством проводит свое важное исследо</text:span><text:span text:style-name="T4">-</text:span><text:span text:style-name="T3">вание. Пальцами, губами и языком он по</text:span><text:span text:style-name="T4">-</text:span><text:span text:style-name="T3">сасывает, теребит, лижет, прикусывает и пощипывает постепенно твердеющие со</text:span><text:span text:style-name="T4">-</text:span><text:span text:style-name="T3">сочки. Стараясь не терять контроля, де</text:span><text:span text:style-name="T4">-</text:span><text:span text:style-name="T3">вушка пытается тонко чувствовать разли</text:span><text:span text:style-name="T4">-</text:span><text:span text:style-name="T3">чие в ощущениях, подсказывая мужчине и комментируя его действия. </text:span></text:p>
            <text:p text:style-name="P14">Совместными усилиями они находят </text:p>
            <text:p text:style-name="P60"><text:span text:style-name="T3">более чувствительный сосочек и, «отметив его фломастером», продолжают игру, за</text:span><text:span text:style-name="T4">-</text:span><text:span text:style-name="T3">менив при этом два желтых фанта в коло</text:span><text:span text:style-name="T4">-</text:span><text:span text:style-name="T3">де розовыми</text:span></text:p>
            <text:p text:style-name="P11"/>
          </table:table-cell>
          <table:table-cell table:style-name="Table2.A1" office:value-type="string">
            <text:p text:style-name="P5">18</text:p>
            <text:p text:style-name="P5"/>
            <text:p text:style-name="P61"><text:span text:style-name="T3">Играя, вы не спеша раздеваете друг друга до трусиков, поочередно снимая с партнера по одной части одежды и делая приятные комплименты. Первым начина</text:span><text:span text:style-name="T4">-</text:span><text:span text:style-name="T3">ет раздевать партнершу джентльмен. </text:span></text:p>
            <text:p text:style-name="P15">Затем девушке завязываются глаза и она, расслабившись, ложится на живот в предвкушении райского наслаждения. Мужчина, используя специальное масло, делает ей чувственный эротический массаж, нежно лаская руками ее тело. Через десять минут он переворачивает барышню на спину, продолжая свой изысканный массаж. </text:p>
            <text:p text:style-name="P10">Поблагодарив мужчину нежным поцелуем в губы, девушка заменяет три желтых фанта в колоде розовыми и выбирает следующее задание.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5">19</text:p>
            <text:p text:style-name="P53"><text:span text:style-name="T5"><text:s text:c="4"/></text:span><text:span text:style-name="T3">Существует огромное количество видов поцелуя, но метод, называемый «переплетение языков» по праву считает</text:span><text:span text:style-name="T4">-</text:span><text:span text:style-name="T3">ся одним из лучших и наиболее чувствен</text:span><text:span text:style-name="T4">-</text:span><text:span text:style-name="T3">ных. Как следует освоить его — значит по</text:span><text:span text:style-name="T4">-</text:span><text:span text:style-name="T3">лучить шанс существенно увеличить свою популярность у противоположного пола. Этот крайне приятный тренинг вам и предстоит выполнить. Нежно обняв</text:span><text:span text:style-name="T4">-</text:span><text:span text:style-name="T3">шись, и сев друг напротив друга, так, что бы каждому было удобно и ничто не от</text:span><text:span text:style-name="T4">-</text:span><text:span text:style-name="T3">влекало от предстоящего действа, вы на</text:span><text:span text:style-name="T4">-</text:span><text:span text:style-name="T3">чинаете вдохновенно «оттачивать свое мастерство». Во время этого поцелуя следует круговыми движениями облизы</text:span><text:span text:style-name="T4">-</text:span><text:span text:style-name="T3">вать язык партнера, в то время как он пы</text:span><text:span text:style-name="T4">-</text:span><text:span text:style-name="T3">тается делать то же самое, вращая язы</text:span><text:span text:style-name="T4">-</text:span><text:span text:style-name="T3">ком в противоположную сторону. Не сле</text:span><text:span text:style-name="T4">-</text:span><text:span text:style-name="T3">дует при этом излишне напрягать губы или язык, они должны быть нежными и расслабленными, а движения неторопли</text:span><text:span text:style-name="T4">-</text:span><text:span text:style-name="T3">выми и ласковыми. </text:span></text:p>
            <text:p text:style-name="Standard"><text:span text:style-name="T3">Идеально усвоив урок, девушка вы</text:span><text:span text:style-name="T4">-</text:span><text:span text:style-name="T3">бирает следующий фант..</text:span></text:p>
          </table:table-cell>
          <table:table-cell table:style-name="Table3.A1" office:value-type="string">
            <text:p text:style-name="P5">20</text:p>
            <text:p text:style-name="P5"/>
            <text:p text:style-name="P73"><text:span text:style-name="T3">Играя, вы раздеваетесь до трусиков, поочередно снимая друг с друга по одной части одежды и делая приятные компли</text:span><text:span text:style-name="T4">-</text:span><text:span text:style-name="T3">менты. Первой начинает раздевать партнера девушка. </text:span></text:p>
            <text:p text:style-name="P16">Затем мужчине завязываются глаза и он, расслабившись, ложится на живот в предвкушении неземного наслаждения. Девушка, используя специальное масло, делает ему чувственный эротический массаж, лаская руками, разминая и поглаживая. Затем, наклонившись, она, чуть касаясь кожи, нежно водит по его телу своими сосочками и волосами (если волосы длинные). Через десять минут она переворачивает джентльмена на спину, продолжая свой изумительный массаж. </text:p>
            <text:p text:style-name="P24">Поблагодарив девушку нежным поцелуем в губы, мужчина заменяет три желтых фанта в колоде розовыми</text:p>
          </table:table-cell>
          <table:table-cell table:style-name="Table3.A1" office:value-type="string">
            <text:p text:style-name="P5">21</text:p>
            <text:p text:style-name="P44"><text:span text:style-name="T3">Обняв девушку сзади и нежно прижи</text:span><text:span text:style-name="T4">-</text:span><text:span text:style-name="T3">маясь, мужчина пять минут ласкает и це</text:span><text:span text:style-name="T4">-</text:span><text:span text:style-name="T3">лует ее, нашептывая ласковые словечки и комплименты. Целуя барышне шейку, покусывая мочки ушей, он легкими ка</text:span><text:span text:style-name="T4">-</text:span><text:span text:style-name="T3">саниями губ и языка изучает линию ее шеи, ямочки над ключицами. В это время его руки, чуть касаясь, пробегают по телу девушки, наслаждаясь его изги</text:span><text:span text:style-name="T4">-</text:span><text:span text:style-name="T3">бами и формами, ощущая тепло и мяг</text:span><text:span text:style-name="T4">-</text:span><text:span text:style-name="T3">кую упругость. </text:span></text:p>
            <text:p text:style-name="Standard"><text:span text:style-name="T3">Поцеловав мужчину в губы, девушка заменяет желтый фант в колоде розо</text:span><text:span text:style-name="T4">-</text:span><text:span text:style-name="T3">вым и снимает с вас обоих по одной части одежды</text:span></text:p>
          </table:table-cell>
        </table:table-row>
        <table:table-row table:style-name="Table3.1">
          <table:table-cell table:style-name="Table3.A1" office:value-type="string">
            <text:p text:style-name="P5">22</text:p>
            <text:p text:style-name="P5"/>
            <text:p text:style-name="P35"><text:span text:style-name="T1"><text:s/></text:span><text:span text:style-name="T3">Раздетая мужчиной по пояс девушка сидит в кресле с завязанными глазами, а он, взяв кусочек льда, медленно и чувс</text:span><text:span text:style-name="T4">-</text:span><text:span text:style-name="T3">твенно скользит обжигающим холодом по ее обнаженному телу. Начав с подбо</text:span><text:span text:style-name="T4">-</text:span><text:span text:style-name="T3">родка и шеи, постепенно опускается вниз, проводит вокруг одной и другой груди, дразнит льдом сосочки. Затем, чуть согрев их своими губами, опять ка</text:span><text:span text:style-name="T4">-</text:span><text:span text:style-name="T3">сается льдом, играя на контрасте ощу</text:span><text:span text:style-name="T4">-</text:span><text:span text:style-name="T3">щений и заставляя девушку вздрагивать от неожиданности. </text:span></text:p>
            <text:p text:style-name="P17">Опять язык, жаркое дыхание и снова лед, пока девушка не примет решение выбрать следующий фант.</text:p>
            <text:p text:style-name="P24"/>
          </table:table-cell>
          <table:table-cell table:style-name="Table3.A1" office:value-type="string">
            <text:p text:style-name="P5">23</text:p>
            <text:p text:style-name="P26"/>
            <text:p text:style-name="P43"><text:span text:style-name="T3">В Тантре существует много упражне</text:span><text:span text:style-name="T4">-</text:span><text:span text:style-name="T3">ний, предназначенных для перемешива</text:span><text:span text:style-name="T4">-</text:span><text:span text:style-name="T3">ния сексуальных энергий мужчины и женщины. Так, например, считается, что если партеры дышат одним воздухом, то при этом рождается одно общее тело. </text:span></text:p>
            <text:p text:style-name="P43"><text:span text:style-name="T3">Сев напротив друг друга и, взявшись за руки, вы соприкасаетесь губами, но не для поцелуя, а только чтобы вместе дышать. Один выдыхает, а второй в это же время вдыхает. Так синхронно, дыша вдвоем, вы постоянно меняетесь роля</text:span><text:span text:style-name="T4">-</text:span><text:span text:style-name="T3">ми. В результате, одна порция воздуха как бы кочует между двумя легкими. Стоит попробовать такой энергетичес</text:span><text:span text:style-name="T4">-</text:span><text:span text:style-name="T3">кий обмен до появления головокруже</text:span><text:span text:style-name="T4">-</text:span><text:span text:style-name="T3">ния, это будет крайне необычно и прият</text:span><text:span text:style-name="T4">-</text:span><text:span text:style-name="T3">но.</text:span></text:p>
            <text:p text:style-name="P8"/>
          </table:table-cell>
          <table:table-cell table:style-name="Table3.A1" office:value-type="string">
            <text:p text:style-name="P6">24</text:p>
            <text:p text:style-name="P6"/>
            <text:p text:style-name="P54"><text:span text:style-name="T3">Раздетая мужчиной до трусиков де</text:span><text:span text:style-name="T4">-</text:span><text:span text:style-name="T3">вушка ложится спиной на расстеленную махровую простыню и становится лако</text:span><text:span text:style-name="T4">-</text:span><text:span text:style-name="T3">мым десертом. </text:span></text:p>
            <text:p text:style-name="P63"><text:span text:style-name="T3">Сначала мужчина готовит себе это изумительное блюдо, расписывает шо</text:span><text:span text:style-name="T4">-</text:span><text:span text:style-name="T3">коладом или сливками узоры в тех мес</text:span><text:span text:style-name="T4">-</text:span><text:span text:style-name="T3">тах, которыми сам хотел бы полако</text:span><text:span text:style-name="T4">-</text:span><text:span text:style-name="T3">миться, раскладывает кусочки фруктов, наливает в пупок ликер... Затем начина</text:span><text:span text:style-name="T4">-</text:span><text:span text:style-name="T3">ет свое пиршество, тщательно вылизы</text:span><text:span text:style-name="T4">-</text:span><text:span text:style-name="T3">вая аппетитное тело, съедая фрукты, высасывая ликер из пупка. Ни один даже самый изысканный десерт и близ</text:span><text:span text:style-name="T4">-</text:span><text:span text:style-name="T3">ко не сможет сравниться с таким блю</text:span><text:span text:style-name="T4">-</text:span><text:span text:style-name="T3">дом. </text:span></text:p>
            <text:p text:style-name="P64"><text:span text:style-name="T3">Не плохо бы после этого помыться под душем, а может пора перейти к «ро</text:span><text:span text:style-name="T4">-</text:span><text:span text:style-name="T3">зовой» игре? Девушка принимает такое решение. Как бы то ни было, выбор сле</text:span><text:span text:style-name="T4">-</text:span><text:span text:style-name="T3">дующего фанта или любая фантазия </text:span><text:span text:style-name="T4">-</text:span><text:span text:style-name="T3">за ней.</text:span></text:p>
            <text:p text:style-name="P9"/>
          </table:table-cell>
        </table:table-row>
        <table:table-row table:style-name="Table3.1">
          <table:table-cell table:style-name="Table3.A1" office:value-type="string">
            <text:p text:style-name="P5">25</text:p>
            <text:p text:style-name="P5"/>
            <text:p text:style-name="P31"><text:span text:style-name="T5"><text:s text:c="4"/></text:span><text:span text:style-name="T3">Держа в руках ладонь мужчины и глядя ему в глаза, девушка откровенно рассказывает, что нового она хотела бы попробовать в сексе на этом свидании или чему хотела бы научиться сейчас и потом. Отбросив стеснение и забыв про предрассудки, она раскрывает все свои тайные сексуальные фантазии, которые хотелось бы реализовать наяву, даже если это кажется ей полным безрассудс</text:span><text:span text:style-name="T4">-</text:span><text:span text:style-name="T3">твом или извращением. Расслабившись и настроившись на откровение, она опи</text:span><text:span text:style-name="T4">-</text:span><text:span text:style-name="T3">сывает свои неудовлетворенные жела</text:span><text:span text:style-name="T4">-</text:span><text:span text:style-name="T3">ния и похотливые мечты, рассказывает, кого еще ей хотелось бы пригласить в компанию и зачем, какие оргии устроить вместе, каким сексом заняться. После этого она нежно целует мужчину в губы, а затем снимает с него одну часть одеж</text:span><text:span text:style-name="T4">-</text:span><text:span text:style-name="T3">ды. </text:span></text:p>
            <text:p text:style-name="P73"><text:span text:style-name="T3">Девушка выбирает любой следую</text:span><text:span text:style-name="T4">-</text:span><text:span text:style-name="T3">щий фант или принимает решение о пе</text:span><text:span text:style-name="T4">-</text:span><text:span text:style-name="T3">реходе к «розовой» игре</text:span></text:p>
          </table:table-cell>
          <table:table-cell table:style-name="Table3.A1" office:value-type="string">
            <text:p text:style-name="P7">26</text:p>
            <text:p text:style-name="P7"/>
            <text:p text:style-name="P55"><text:span text:style-name="T5"><text:s text:c="5"/></text:span><text:span text:style-name="T3">Мужчина пять минут ласкает руками девушку через ткань оставшейся одеж</text:span><text:span text:style-name="T4">-</text:span><text:span text:style-name="T3">ды, настраиваясь на ее эмоции и по</text:span><text:span text:style-name="T4">-</text:span><text:span text:style-name="T3">дыгрывая им. Старясь делать все мак</text:span><text:span text:style-name="T4">-</text:span><text:span text:style-name="T3">симально чувственно и нежно, он гла</text:span><text:span text:style-name="T4">-</text:span><text:span text:style-name="T3">дит ей грудь, спину, ягодицы, бедра, животик. Ощущая кончиками пальцев выпуклость сосочков, холмик лобка, округлость ягодиц, он растягивает действо и дразнит желание девушки. Чуть касаясь, скользит вдоль промеж</text:span><text:span text:style-name="T4">-</text:span><text:span text:style-name="T3">ности, разыскивая нежный бугорок клитора. Пальцы наслаждаются ощу</text:span><text:span text:style-name="T4">-</text:span><text:span text:style-name="T3">щениями, и он шепотом рассказывает девушке о них. </text:span></text:p>
            <text:p text:style-name="P18">Завершив свои ласки, мужчина нежно целует барышню в губы, и вы снимаете друг с друга по одной части одежды. Первым девушку раздевает мужчина. </text:p>
            <text:p text:style-name="P65"><text:span text:style-name="T3">Два желтых фанта в колоде заме</text:span><text:span text:style-name="T4">-</text:span><text:span text:style-name="T3">няются розовыми, и игра продолжает «набирать обороты».</text:span></text:p>
          </table:table-cell>
          <table:table-cell table:style-name="Table3.A1" office:value-type="string">
            <text:p text:style-name="P5">27</text:p>
            <text:p text:style-name="P5"/>
            <text:p text:style-name="P58"><text:span text:style-name="T3">Честно глядя в глаза мужчине, девуш</text:span><text:span text:style-name="T4">-</text:span><text:span text:style-name="T3">ка рассказывает, на какой интимной части тела у нее есть пирсинг или татуи</text:span><text:span text:style-name="T4">-</text:span><text:span text:style-name="T3">ровочка и почему они там появились. Если ничего такого у девушки нет, она вслух размышляет, не хотелось бы сде</text:span><text:span text:style-name="T4">-</text:span><text:span text:style-name="T3">лать на теле (хотя бы в фантазиях) какое-либо изящное украшение, а если да, то какое и где. Сгорая от любопытства, муж</text:span><text:span text:style-name="T4">-</text:span><text:span text:style-name="T3">чина добирается до этого укромного места и нежно целует его. </text:span></text:p>
            <text:p text:style-name="P1"><text:span text:style-name="T3">Затем они решают, где оставить память о сегодняшнем свидании. Нежно полизав это место, мужчина прикле</text:span><text:span text:style-name="T4">-</text:span><text:span text:style-name="T3">ивает на нем фирменную татуировочку <text:s/>(временную).</text:span>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5">28</text:p>
            <text:p text:style-name="P66"><text:span text:style-name="T5"><text:s text:c="4"/></text:span><text:span text:style-name="T3">В этом соревновании нет победите</text:span><text:span text:style-name="T4">-</text:span><text:span text:style-name="T3">лей, но все же интересно выяснить, кто из вас знает больше видов поцелуя в губы. </text:span></text:p>
            <text:p text:style-name="P73"><text:span text:style-name="T3">Все должно быть очень неформаль</text:span><text:span text:style-name="T4">-</text:span><text:span text:style-name="T3">но, просто описание поцелуя или его не</text:span><text:span text:style-name="T4">-</text:span><text:span text:style-name="T3">убедительное исполнение не зачитыва</text:span><text:span text:style-name="T4">-</text:span><text:span text:style-name="T3">ются. Понравиться должно обязательно вам обоим, а спешить крайне не реко</text:span><text:span text:style-name="T4">-</text:span><text:span text:style-name="T3">мендуется. Нежно целуя партнера, начи</text:span><text:span text:style-name="T4">-</text:span><text:span text:style-name="T3">нает фантующий, а уже следующий по</text:span><text:span text:style-name="T4">-</text:span><text:span text:style-name="T3">целуй — за вторым игроком. И так, меня</text:span><text:span text:style-name="T4">-</text:span><text:span text:style-name="T3">ясь, вы честно и увлеченно продолжаете столь необычное состязание. Проиграв</text:span><text:span text:style-name="T4">-</text:span><text:span text:style-name="T3">ший получает шлепок по попе, и победи</text:span><text:span text:style-name="T4">-</text:span><text:span text:style-name="T3">тель снимает с него одну часть одежды, заменив один желтый фант в колоде розовым.</text:span></text:p>
          </table:table-cell>
          <table:table-cell table:style-name="Table4.A1" office:value-type="string">
            <text:p text:style-name="P1"><text:span text:style-name="T1">29</text:span></text:p>
            <text:p text:style-name="P5"/>
            <text:p text:style-name="P36"><text:span text:style-name="T3">Взяв в свою руку ладонь второго иг</text:span><text:span text:style-name="T4">-</text:span><text:span text:style-name="T3">рока и придвинувшись к нему, фантую</text:span><text:span text:style-name="T4">-</text:span><text:span text:style-name="T3">щий спокойно и откровенно рассказыва</text:span><text:span text:style-name="T4">-</text:span><text:span text:style-name="T3">ет, чего бы он желал сегодня на этом свидании, какой близости. Глядя в глаза, честно признается, хотел ли бы он сей</text:span><text:span text:style-name="T4">-</text:span><text:span text:style-name="T3">час заняться сексом и каким. А еще нет, то почему предпочитает отложить бли</text:span><text:span text:style-name="T4">-</text:span><text:span text:style-name="T3">зость и на какое время. После этого он берет клубничку и кормит ею партнера из губ в губы, строя «мостик любви и близости» прямо сейчас. </text:span></text:p>
            <text:p text:style-name="P19">Нежно поцеловавшись в губы, вы снимаете друг с друга по одной части одежды, причем фантующий делает это первым.</text:p>
            <text:p text:style-name="P24"/>
          </table:table-cell>
          <table:table-cell table:style-name="Table4.A1" office:value-type="string">
            <text:p text:style-name="P5">30 </text:p>
            <text:p text:style-name="P5"/>
            <text:p text:style-name="P1"><text:span text:style-name="T3">Вдруг почему-то получилось, что на одном из партнеров осталось больше одежды!!? В целях большей справедли</text:span><text:span text:style-name="T4">-</text:span><text:span text:style-name="T3">вости более раздетый снимает одну часть одежды со второго игрока и заме</text:span><text:span text:style-name="T4">-</text:span><text:span text:style-name="T3">няет один желтый фант в колоде розо</text:span><text:span text:style-name="T4">-</text:span><text:span text:style-name="T3">вым.</text:span></text:p>
            <text:p text:style-name="P8"/>
          </table:table-cell>
        </table:table-row>
        <table:table-row table:style-name="Table4.1">
          <table:table-cell table:style-name="Table4.A1" office:value-type="string">
            <text:p text:style-name="P5">31</text:p>
            <text:p text:style-name="P5"/>
            <text:p text:style-name="P1"><text:span text:style-name="T1"><text:s/></text:span><text:span text:style-name="T3">Обнажив с помощью партнера грудь и глядя ему в глаза, девушка представляет себе эротические сцены для того, чтобы в результате ее соски затвердели. Если это не получается достаточно быстро, она помогает себе собственными ласками. </text:span></text:p>
            <text:p text:style-name="P62"><text:span text:style-name="T3">Восхищенный столь откровенно при</text:span><text:span text:style-name="T4">-</text:span><text:span text:style-name="T3">влекательным зрелищем мужчина нежно целует каждый ее сосочек (и не более!!!) и заменяет три желтых фанта в колоде розовыми..</text:span></text:p>
            <text:p text:style-name="P24"/>
          </table:table-cell>
          <table:table-cell table:style-name="Table4.A1" office:value-type="string">
            <text:p text:style-name="P5">32</text:p>
            <text:p text:style-name="P26"/>
            <text:p text:style-name="P67"><text:span text:style-name="T3">Раздетая мужчиной по пояс девушка откидывается в кресле и, становясь де</text:span><text:span text:style-name="T4">-</text:span><text:span text:style-name="T3">сертом, наслаждается своими необычны</text:span><text:span text:style-name="T4">-</text:span><text:span text:style-name="T3">ми ощущениями. В выемку между ее сжатых грудей наливается ликер, cocos</text:span><text:span text:style-name="T4">-</text:span><text:span text:style-name="T3">ки обмазываются шоколадом или слив</text:span><text:span text:style-name="T4">-</text:span><text:span text:style-name="T3">ками, а в губки она берет кусочек яблока, становясь аппетитным и желанным блю</text:span><text:span text:style-name="T4">-</text:span><text:span text:style-name="T3">дом. Мужчина не спеша лакомится шоко</text:span><text:span text:style-name="T4">-</text:span><text:span text:style-name="T3">ладом, тщательно вылизывая сосочки, затем до капельки выпивает ликер из очаровательной чаши, наслаждаясь его изумительным вкусом, и, наконец, заку</text:span><text:span text:style-name="T4">-</text:span><text:span text:style-name="T3">сывает все яблоком, забираемым из губок девушки. </text:span></text:p>
            <text:p text:style-name="Standard"><text:span text:style-name="T3">Не плохо бы после этого помыться под душем, а может пора перейти к «ро</text:span><text:span text:style-name="T4">-</text:span><text:span text:style-name="T3">зовой» игре? Девушка принимает такое решение. Как бы то ни было, выбор сле</text:span><text:span text:style-name="T4">-</text:span><text:span text:style-name="T3">дующего фанта или любая фантазия — за ней.</text:span></text:p>
          </table:table-cell>
          <table:table-cell table:style-name="Table4.A1" office:value-type="string">
            <text:p text:style-name="P6">33</text:p>
            <text:p text:style-name="P6"/>
            <text:p text:style-name="P40"><text:span text:style-name="T3">Держа в руках ладонь девушки и глядя ей в глаза, мужчина очень страст</text:span><text:span text:style-name="T4">-</text:span><text:span text:style-name="T3">но и нежно рассказывает, как он хочет ее. Он может ограничиться просто сло</text:span><text:span text:style-name="T4">-</text:span><text:span text:style-name="T3">вами «Знала бы ты, как я безумно хочу тебя», произнесенными максимально сексуально и искренне, а может попро</text:span><text:span text:style-name="T4">-</text:span><text:span text:style-name="T3">бовать найти еще более чувственные слова. </text:span></text:p>
            <text:p text:style-name="P69"><text:span text:style-name="T3">Если девушка ощутила легкое го</text:span><text:span text:style-name="T4">-</text:span><text:span text:style-name="T3">ловокружение от этих признаний, она снимает с джентльмена одну часть одежды и целует его в губы. </text:span></text:p>
            <text:p text:style-name="P64"><text:span text:style-name="T3">Заменив один желтый фант в ко</text:span><text:span text:style-name="T4">-</text:span><text:span text:style-name="T3">лоде розовым, вы продолжаете игру.</text:span></text:p>
            <text:p text:style-name="P9"/>
          </table:table-cell>
        </table:table-row>
        <table:table-row table:style-name="Table4.1">
          <table:table-cell table:style-name="Table4.A1" office:value-type="string">
            <text:p text:style-name="P5">34</text:p>
            <text:p text:style-name="P5"/>
            <text:p text:style-name="P73"><text:span text:style-name="T5"><text:s text:c="4"/></text:span><text:span text:style-name="T3">Фантующий откровенно рассказывает, что ему со временем стало все больше нравиться в сексе из того, что раньше он считал неприемлемым или извращенным. </text:span></text:p>
            <text:p text:style-name="P51"><text:span text:style-name="T3">Второй игрок может расспрашивать его, претендуя на искренность и пикант</text:span><text:span text:style-name="T4">-</text:span><text:span text:style-name="T3">ные подробности. </text:span></text:p>
            <text:p text:style-name="P33"><text:span text:style-name="T3">Если рассказ фантующего заслужи</text:span><text:span text:style-name="T4">-</text:span><text:span text:style-name="T3">вает того, партнер награждает его не</text:span><text:span text:style-name="T4">-</text:span><text:span text:style-name="T3">жным поцелуем в губы и снимает с себя одну часть одежды.</text:span></text:p>
            <text:p text:style-name="P24"/>
          </table:table-cell>
          <table:table-cell table:style-name="Table4.A1" office:value-type="string">
            <text:p text:style-name="P7">35</text:p>
            <text:p text:style-name="P7"/>
            <text:p text:style-name="P55"><text:span text:style-name="T5"><text:s text:c="5"/></text:span><text:span text:style-name="T3">Открыв трусики и, глядя себе между ног, девушка, не показывая пальцем, про</text:span><text:span text:style-name="T4">-</text:span><text:span text:style-name="T3">бует объяснить, где у нее находится кли</text:span><text:span text:style-name="T4">-</text:span><text:span text:style-name="T3">тор. Разъяснение делается таким обра</text:span><text:span text:style-name="T4">-</text:span><text:span text:style-name="T3">зом, чтобы мужчина попытался с первого же касания дотронуться до него, почувс</text:span><text:span text:style-name="T4">-</text:span><text:span text:style-name="T3">твовав кончиком пальца эту восхититель</text:span><text:span text:style-name="T4">-</text:span><text:span text:style-name="T3">ную точку. Девушка должна быть по на</text:span><text:span text:style-name="T4">-</text:span><text:span text:style-name="T3">стоящему честной!!! </text:span></text:p>
            <text:p text:style-name="P20">Если это нелегкое упражнение вы вдвоем выполните с успехом, то, нежно поцеловавшись, снимаете друг с друга по одной части одежды и продолжаете игру. Первой девушку раздевает мужчина. </text:p>
            <text:p text:style-name="P65"><text:span text:style-name="T3">В случае временной неудачи срочно заменяете в колоде пять желтых фантов на розовые, тем самым быстрее прибли</text:span><text:span text:style-name="T4">-</text:span><text:span text:style-name="T3">жаясь к тому чтобы действовать не на ощупь!!!</text:span></text:p>
          </table:table-cell>
          <table:table-cell table:style-name="Table4.A1" office:value-type="string">
            <text:p text:style-name="P5">36 <text:s/></text:p>
            <text:p text:style-name="P5"/>
            <text:p text:style-name="P1"><text:span text:style-name="T1"><text:s/></text:span><text:span text:style-name="T3">Забыв о стеснении, девушка откровен</text:span><text:span text:style-name="T4">-</text:span><text:span text:style-name="T3">но признается, любит ли она глотать спер</text:span><text:span text:style-name="T4">-</text:span><text:span text:style-name="T3">му своего партнера. Если нет, то как посту</text:span><text:span text:style-name="T4">-</text:span><text:span text:style-name="T3">пает, если мужчина ненароком кончит ей в ротик. Вот такой нескромный вопрос«! А кому, спрашивается, нужна скромность в нашей увлекательной игре??? </text:span></text:p>
            <text:p text:style-name="P63"><text:span text:style-name="T3">В благодарность за честность и про</text:span><text:span text:style-name="T4">-</text:span><text:span text:style-name="T3">явленное девушкой мужество мужчина беспрекословно выполняет любое ее зада</text:span><text:span text:style-name="T4">-</text:span><text:span text:style-name="T3">ние эротической направленности.</text:span></text:p>
            <text:p text:style-name="P10"/>
          </table:table-cell>
        </table:table-row>
      </table:table>
      <text:p text:style-name="Standard"><text:soft-page-break/></text:p>
      <text:p text:style-name="Standard"/>
      <text:p text:style-name="Standard"/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5">37</text:p>
            <text:p text:style-name="P27"><text:s text:c="3"/></text:p>
            <text:p text:style-name="P68"><text:span text:style-name="T5"><text:s/></text:span><text:span text:style-name="T3">Мужчина откровенно рассказывает, как он ведет себя в случае, если кончил раньше партнерши и чувствует, что она неудовлетворенна этим. Ждет новой волны следующего возбуждения и как быстро она обычно приходит, а может быть продолжает секс с помощью своих пальцев или языка? Что бы в таком слу</text:span><text:span text:style-name="T4">-</text:span><text:span text:style-name="T3">чае предпочла сегодняшняя партнерша? Послушав мужчину, она высказывает свои соображения, подсказывая верную дорожку к своему наслаждению. </text:span></text:p>
            <text:p text:style-name="P73"><text:span text:style-name="T3">Поцеловав друг друга в губы за такое откровение, вы снимаете по одной части одежды с партнера. Начина</text:span><text:span text:style-name="T4">-</text:span><text:span text:style-name="T3">ет раздевать мужчину девушка.</text:span></text:p>
          </table:table-cell>
          <table:table-cell table:style-name="Table5.A1" office:value-type="string">
            <text:p text:style-name="P5">38 </text:p>
            <text:p text:style-name="P5"/>
            <text:p text:style-name="P73"><text:span text:style-name="T3">Целуя второго игрока, фантующий показывает, какой поцелуй в губы ему кажется самым чувственным, нежным и эротичным. Это делается очень нетороп</text:span><text:span text:style-name="T4">-</text:span><text:span text:style-name="T3">ливо, расслабленно и ласково. Затем они меняются ролями, и теперь уже макси</text:span><text:span text:style-name="T4">-</text:span><text:span text:style-name="T3">мально откровенным становится второй игрок, стараясь дополнить почувствован</text:span><text:span text:style-name="T4">-</text:span><text:span text:style-name="T3">ное, или предлагает свой вариант по на</text:span><text:span text:style-name="T4">-</text:span><text:span text:style-name="T3">стоящему страстного и нежного поцелуя. </text:span></text:p>
            <text:p text:style-name="P15">Заменив один желтый фант в колоде розовым, вы продолжаете игру.</text:p>
            <text:p text:style-name="P24"/>
          </table:table-cell>
          <table:table-cell table:style-name="Table5.A1" office:value-type="string">
            <text:p text:style-name="P5">39</text:p>
            <text:p text:style-name="P5"/>
            <text:p text:style-name="Standard"><text:span text:style-name="T5"><text:s text:c="5"/></text:span><text:span text:style-name="T3">Чтобы лучше узнать друг друга, пра</text:span><text:span text:style-name="T4">-</text:span><text:span text:style-name="T3">вильней всего заняться сексом. Только при этом важно быть максимально ис</text:span><text:span text:style-name="T4">-</text:span><text:span text:style-name="T3">кренним и открытым. Поступите так именно сегодня, вдруг это именно то, к чему вы шли так долго! Медленно тан</text:span><text:span text:style-name="T4">-</text:span><text:span text:style-name="T3">цуя и целуясь, чувственно разденьте друг друга, помойтесь вдвоем под душем и начните игру в «красном» фор</text:span><text:span text:style-name="T4">-</text:span><text:span text:style-name="T3">мате, вместе выбрав понравившийся фант за бокалом шампанского.</text:span></text:p>
          </table:table-cell>
        </table:table-row>
        <table:table-row table:style-name="Table5.1">
          <table:table-cell table:style-name="Table5.A1" office:value-type="string">
            <text:p text:style-name="P5">40</text:p>
            <text:p text:style-name="P5"/>
            <text:p text:style-name="P55"><text:span text:style-name="T1"><text:s/></text:span><text:span text:style-name="T3">Сидя на диване и обнявшись, вы листа</text:span><text:span text:style-name="T4">-</text:span><text:span text:style-name="T3">ете Каталог поз, рассматривая и обсуждая наиболее необычные из них и понравив</text:span><text:span text:style-name="T4">-</text:span><text:span text:style-name="T3">шиеся. Каждый показывает, что лично его привлекает больше всего, и разъясняет почему. Моделируя ситуацию, вместе рас</text:span><text:span text:style-name="T4">-</text:span><text:span text:style-name="T3">суждаете, из какого положения в какое удобнее всего было бы перейти. Затем сначала девушка, а после джентльмен вы</text:span><text:span text:style-name="T4">-</text:span><text:span text:style-name="T3">бирают, какие позы для них в Каталоге новые, и что очень хотелось бы попробо</text:span><text:span text:style-name="T4">-</text:span><text:span text:style-name="T3">вать. </text:span></text:p>
            <text:p text:style-name="P47"><text:span text:style-name="T3">Жалко, что на вас осталось еще так много одежды. Чтобы исправить это, муж</text:span><text:span text:style-name="T4">-</text:span><text:span text:style-name="T3">чина снимает с девушки одну часть одеж</text:span><text:span text:style-name="T4">-</text:span><text:span text:style-name="T3">ды, а затем и она с него одну. </text:span></text:p>
            <text:p text:style-name="P21">Заменив три желтых фанта в колоде розовыми, вы продолжаете игру. </text:p>
            <text:p text:style-name="P17">А может лучше вместе в ванну, а потом — «розовая» игра?</text:p>
            <text:p text:style-name="P24"/>
          </table:table-cell>
          <table:table-cell table:style-name="Table5.A1" office:value-type="string">
            <text:p text:style-name="P5">41</text:p>
            <text:p text:style-name="P26"/>
            <text:p text:style-name="P8"/>
            <text:p text:style-name="P8"><text:span text:style-name="T8"><text:s text:c="9"/></text:span>Сняв со второго игрока любую одну <text:line-break/>часть одежды, фантующий делает ему <text:line-break/>трехминутный массаж ягодиц</text:p>
          </table:table-cell>
          <table:table-cell table:style-name="Table5.A1" office:value-type="string">
            <text:p text:style-name="P6">42</text:p>
            <text:p text:style-name="P6"/>
            <text:p text:style-name="P43"><text:span text:style-name="T3">Представив себе, что большой палец руки мужчины вовсе не палец, девушка берет его в ротик и дразнит джентльме</text:span><text:span text:style-name="T4">-</text:span><text:span text:style-name="T3">на, заводя его своей игрой. Если он будет правильно вести себя и дальше, у него есть шанс испытать это «по взрос</text:span><text:span text:style-name="T4">-</text:span><text:span text:style-name="T3">лому». Девушка честно признается, что нужно делать для этого. </text:span></text:p>
            <text:p text:style-name="P2"><text:span text:style-name="T3">Завершив свою игру нежным поце</text:span><text:span text:style-name="T4">-</text:span><text:span text:style-name="T3">луем мужчины в губы, она заменяет два желтых фанта в колоде на розовые</text:span></text:p>
          </table:table-cell>
        </table:table-row>
        <table:table-row table:style-name="Table5.1">
          <table:table-cell table:style-name="Table5.A1" office:value-type="string">
            <text:p text:style-name="P5">43</text:p>
            <text:p text:style-name="P5"/>
            <text:p text:style-name="P73"><text:span text:style-name="T5"><text:s text:c="4"/></text:span><text:span text:style-name="T3">Фантующий признается, какие две секс-игрушки он попросил бы взять с собой второго игрока на следующее свидание, если бы игру им пришлось прекратить прямо сейчас. По просьбе партнера он поясняет, для чего такие игрушки будут нужны. </text:span></text:p>
            <text:p text:style-name="P33"><text:span text:style-name="T3">Если второй игрок разделяет по</text:span><text:span text:style-name="T4">-</text:span><text:span text:style-name="T3">желания фантующего, он снимает с себя одну часть одежды. Если нет (но только честно), то, сняв одну часть одежды, раздевается фантующий.</text:span></text:p>
            <text:p text:style-name="P24"/>
          </table:table-cell>
          <table:table-cell table:style-name="Table5.A1" office:value-type="string">
            <text:p text:style-name="P7">44</text:p>
            <text:p text:style-name="P7"/>
            <text:p text:style-name="P3"><text:span text:style-name="T5"><text:s text:c="5"/></text:span><text:span text:style-name="T3">Сняв с фантующего одну часть одеж</text:span><text:span text:style-name="T4">-</text:span><text:span text:style-name="T3">ды, второй игрок выбирает, какую обна</text:span><text:span text:style-name="T4">-</text:span><text:span text:style-name="T3">женную часть его тела он хочет нежно и страстно поцеловать. Глядя в глаза фан</text:span><text:span text:style-name="T4">-</text:span><text:span text:style-name="T3">тующему, он поясняет, почему именно это место ему хочется поцеловать сей</text:span><text:span text:style-name="T4">-</text:span><text:span text:style-name="T3">час, а затем наслаждается поцелуем.</text:span></text:p>
            <text:p text:style-name="P22"/>
          </table:table-cell>
          <table:table-cell table:style-name="Table5.A1" office:value-type="string">
            <text:p text:style-name="P5">45</text:p>
            <text:p text:style-name="P5"/>
            <text:p text:style-name="P1"><text:span text:style-name="T1"><text:s/></text:span><text:span text:style-name="T3">Фантующий рассказывает, какая ро</text:span><text:span text:style-name="T4">-</text:span><text:span text:style-name="T3">динка или шрамчик на его теле кажутся ему наиболее эротичными и позволяет второму игроку, добравшись до этого укромного местечка, нежно поцеловать его.</text:span></text:p>
            <text:p text:style-name="P10"/>
          </table:table-cell>
        </table:table-row>
      </table:table>
      <text:p text:style-name="Standard"/>
      <text:p text:style-name="Standard"/>
      <text:p text:style-name="Standard"/>
      <table:table table:name="Table6" table:style-name="Table6">
        <table:table-column table:style-name="Table6.A" table:number-columns-repeated="2"/>
        <table:table-column table:style-name="Table6.C"/>
        <table:table-row table:style-name="Table6.1">
          <table:table-cell table:style-name="Table6.A1" office:value-type="string">
            <text:p text:style-name="P5">46</text:p>
            <text:p text:style-name="P27"><text:s text:c="3"/></text:p>
            <text:p text:style-name="P73"><text:span text:style-name="T5"><text:s/></text:span><text:span text:style-name="T3">Тот игрок, на котором осталось боль</text:span><text:span text:style-name="T4">-</text:span><text:span text:style-name="T3">ше одежды, снимает одну ее часть и, за</text:span><text:span text:style-name="T4">-</text:span><text:span text:style-name="T3">крыв глаза, вслух воспоминает о самом быстром, но страстном и внезапном своем сексе, когда он просто как похот</text:span><text:span text:style-name="T4">-</text:span><text:span text:style-name="T3">ливое животное набросился на партнера. Описание должно быть максимально на</text:span><text:span text:style-name="T4">-</text:span><text:span text:style-name="T3">туралистичным и откровенным. Как все это происходило, где и с кем, какие ощу</text:span><text:span text:style-name="T4">-</text:span><text:span text:style-name="T3">щения и эмоции охватывали его, и как вел себя при этом партнер. Второй игрок может расспрашивать о деталях всего происходившего, а фантующий обязан, ничего не скрывая, откровенно рассказы</text:span><text:span text:style-name="T4">-</text:span><text:span text:style-name="T3">вать обо всем. После этого рассказчик награждается нежным поцелуем в губы, а один желтый фант в колоде заменяется розовым</text:span></text:p>
          </table:table-cell>
          <table:table-cell table:style-name="Table6.A1" office:value-type="string">
            <text:p text:style-name="P5">47</text:p>
            <text:p text:style-name="P5"/>
            <text:p text:style-name="P30"><text:span text:style-name="T3">Молодая девственная кузина приеха</text:span><text:span text:style-name="T4">-</text:span><text:span text:style-name="T3">ла в гости к девушке, а ее старый друг вдруг внезапно влюбился и безумно жаждет секса ней. Он просит девушку помочь склонить свою родственницу на интимные отношения с ним. Представив себе такую картинку, а кузину в лице партнера по игре, девушка пытается убе</text:span><text:span text:style-name="T4">-</text:span><text:span text:style-name="T3">дительно разъяснить ему все прелести секса и бессмысленность дальнейшего воздержания. Войдя в роль девственни</text:span><text:span text:style-name="T4">-</text:span><text:span text:style-name="T3">цы, мужчина может робеть и сомневать</text:span><text:span text:style-name="T4">-</text:span><text:span text:style-name="T3">ся, а девушка непременно должна «уло</text:span><text:span text:style-name="T4">-</text:span><text:span text:style-name="T3">мать его». </text:span></text:p>
            <text:p text:style-name="P70"><text:span text:style-name="T3">Наконец поддавшись на уговоры, но, все же еще немного стесняясь, муж</text:span><text:span text:style-name="T4">-</text:span><text:span text:style-name="T3">чина позволяет раздеть себя так, как того пожелает девушка, а затем разде</text:span><text:span text:style-name="T4">-</text:span><text:span text:style-name="T3">вает и ее до такого же состояния. </text:span></text:p>
            <text:p text:style-name="P65"><text:span text:style-name="T3">Заменив три желтых фанта в коло</text:span><text:span text:style-name="T4">-</text:span><text:span text:style-name="T3">де розовыми, вы продолжаете игру.</text:span></text:p>
            <text:p text:style-name="P24"/>
          </table:table-cell>
          <table:table-cell table:style-name="Table6.A1" office:value-type="string">
            <text:p text:style-name="P5">48</text:p>
            <text:p text:style-name="P5"/>
            <text:p text:style-name="P50"><text:span text:style-name="T3">Чуть прикрытое женское тело не</text:span><text:span text:style-name="T4">-</text:span><text:span text:style-name="T3">редко возбуждает мужчин больше наго-TbI, разжигая воображение и будоража ощущением предвкушения. Чуть раз</text:span><text:span text:style-name="T4">-</text:span><text:span text:style-name="T3">двинув ножки, девушка позволяет муж</text:span><text:span text:style-name="T4">-</text:span><text:span text:style-name="T3">чине сквозь трусики нежно погладить пальцем свою промежность. Легкими касаниями он скользит вниз, ощущая переход лобка в половые губы, чувствуя их волнующие контуры ... </text:span></text:p>
            <text:p text:style-name="P71"><text:span text:style-name="T3">Сдержав порывы и восстановив ды</text:span><text:span text:style-name="T4">-</text:span><text:span text:style-name="T3">хание, мужчина нежно целует девушку и заменяет три желтых фанта в колоде розовыми. </text:span></text:p>
            <text:p text:style-name="Standard"><text:span text:style-name="T3">Девушка выбирает любой следую</text:span><text:span text:style-name="T4">-</text:span><text:span text:style-name="T3">щий фант или принимает решение о переходе к «розовой» игре</text:span></text:p>
          </table:table-cell>
        </table:table-row>
        <table:table-row table:style-name="Table6.1">
          <table:table-cell table:style-name="Table6.A1" office:value-type="string">
            <text:p text:style-name="P5">49</text:p>
            <text:p text:style-name="P5"/>
            <text:p text:style-name="P37"><text:span text:style-name="T2"><text:s/></text:span><text:span text:style-name="T3">Фантующий откровенно признается, нравится ли ему «садомазо» в сексе. Практиковал ли он такое, или еще не знает себя до конца, и хотел бы попробовать. Если да, то что. Откровение- верный путь к наслаждению и не стоит сворачивать с него. В любом случае вы проводите не</text:span><text:span text:style-name="T4">-</text:span><text:span text:style-name="T3">большое предварительное исследование. </text:span></text:p>
            <text:p text:style-name="P36"><text:span text:style-name="T3">Для начала второй игрок пробует за</text:span><text:span text:style-name="T4">-</text:span><text:span text:style-name="T3">жать кончиками пальцев соски фантую</text:span><text:span text:style-name="T4">-</text:span><text:span text:style-name="T3">щего, сперва совсем немного, а затем— сильнее. После этого он кладет его живо</text:span><text:span text:style-name="T4">-</text:span><text:span text:style-name="T3">том на свои колени и несколько раз шле</text:span><text:span text:style-name="T4">-</text:span><text:span text:style-name="T3">пает по попе. </text:span></text:p>
            <text:p text:style-name="P72"><text:span text:style-name="T3">Наконец вы меняетесь ролями, и те</text:span><text:span text:style-name="T4">-</text:span><text:span text:style-name="T3">перь доминирует фантующий, проверяя предрасположенность партнера к БДСМ. </text:span></text:p>
            <text:p text:style-name="P73"><text:span text:style-name="T3">Если у кого-либо из вас выявились такие пристрастия, они непременно учи</text:span><text:span text:style-name="T4">-</text:span><text:span text:style-name="T3">тываются в игре. Ну а если это возбужда</text:span><text:span text:style-name="T4">-</text:span><text:span text:style-name="T3">ет обоих, то следующее свидание вы на</text:span><text:span text:style-name="T4">-</text:span><text:span text:style-name="T3">значаете в секс-шопе, где вместе покупае</text:span><text:span text:style-name="T4">-</text:span><text:span text:style-name="T3">те специальные игрушки</text:span></text:p>
          </table:table-cell>
          <table:table-cell table:style-name="Table6.A1" office:value-type="string">
            <text:p text:style-name="P5">50</text:p>
            <text:p text:style-name="P25"/>
            <text:p text:style-name="P38"><text:span text:style-name="T5"><text:s text:c="9"/></text:span><text:span text:style-name="T3">Известное древнекитайское учение «Дао любви» утверждает, что во время чувственного поцелуя мужская и женская энергии Ян и Инь очень гар</text:span><text:span text:style-name="T4">-</text:span><text:span text:style-name="T3">монично смешиваются, что положитель</text:span><text:span text:style-name="T4">-</text:span><text:span text:style-name="T3">но сказывается на духовном состоянии и энергетике каждого. </text:span></text:p>
            <text:p text:style-name="P36"><text:span text:style-name="T3">Чтобы как следует убедиться в истинности этого, вы обнимаетесь, слившись в нежном, но страстном поце</text:span><text:span text:style-name="T4">-</text:span><text:span text:style-name="T3">луе. Расслабленные, ласковые губы, нежный, но активный язык, нето</text:span><text:span text:style-name="T4">-</text:span><text:span text:style-name="T3">ропливое посасывание. Сначала ини</text:span><text:span text:style-name="T4">-</text:span><text:span text:style-name="T3">циатива больше принадлежит фантую</text:span><text:span text:style-name="T4">-</text:span><text:span text:style-name="T3">щему, а затем он уступает активную роль второму игроку. Каждый при этом старается чувственно и искренне подыг</text:span><text:span text:style-name="T4">-</text:span><text:span text:style-name="T3">рывать другому, показывая как ему хорошо и приятно, каждый наслаж</text:span><text:span text:style-name="T4">-</text:span><text:span text:style-name="T3">дается и самозабвенно отдается действу. Вовсе не обязательно при этом огра</text:span><text:span text:style-name="T4">-</text:span><text:span text:style-name="T3">ничиваться одним-двумя поцелуями или останавливаться только на одном его виде. </text:span></text:p>
            <text:p text:style-name="P23">Заменив один желтый фант в колоде розовым, вы продолжаете игру.</text:p>
            <text:p text:style-name="P8"/>
          </table:table-cell>
          <table:table-cell table:style-name="Table6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uk" fo:country="UA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46 </dc:title>
    <dc:subject/>
    <meta:keyword/>
    <dc:description/>
    <meta:initial-creator>Admin</meta:initial-creator>
    <meta:creation-date>2012-05-31T09:22:00</meta:creation-date>
    <dc:creator>Admin</dc:creator>
    <dc:date>2012-05-31T13:14:00</dc:date>
    <meta:editing-cycles>12</meta:editing-cycles>
    <meta:editing-duration>PT20M</meta:editing-duration>
    <meta:document-statistic meta:table-count="6" meta:image-count="0" meta:object-count="0" meta:page-count="2" meta:paragraph-count="172" meta:word-count="4157" meta:character-count="28182" meta:non-whitespace-character-count="24019"/>
    <meta:generator>LibreOffice/7.3.4.2$Linux_X86_64 LibreOffice_project/728fec16bd5f605073805c3c9e7c4212a0120dc5</meta:generator>
  </office:meta>
</office:document-meta>
</file>